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标准" style:font-family-generic="modern" style:font-pitch="fixed"/>
    <style:font-face style:name="宋体" svg:font-family="宋体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6.9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表格1.A" style:family="table-column">
      <style:table-column-properties style:column-width="1.092cm"/>
    </style:style>
    <style:style style:name="表格1.B" style:family="table-column">
      <style:table-column-properties style:column-width="3.087cm"/>
    </style:style>
    <style:style style:name="表格1.D" style:family="table-column">
      <style:table-column-properties style:column-width="3.131cm"/>
    </style:style>
    <style:style style:name="表格1.F" style:family="table-column">
      <style:table-column-properties style:column-width="3.515cm"/>
    </style:style>
    <style:style style:name="表格1.1" style:family="table-row">
      <style:table-row-properties style:row-height="0.7cm"/>
    </style:style>
    <style:style style:name="表格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1.F1" style:family="table-cell">
      <style:table-cell-properties style:vertical-align="middle" fo:padding="0.097cm" fo:border="0.5pt solid #000000" style:writing-mode="page"/>
    </style:style>
    <style:style style:name="表格1.2" style:family="table-row">
      <style:table-row-properties style:row-height="0.7cm" fo:background-color="transparent" fo:keep-together="auto">
        <style:background-image/>
      </style:table-row-properties>
    </style:style>
    <style:style style:name="表格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1.F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" style:family="table">
      <style:table-properties style:width="16.99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表格2.A" style:family="table-column">
      <style:table-column-properties style:column-width="1.092cm"/>
    </style:style>
    <style:style style:name="表格2.B" style:family="table-column">
      <style:table-column-properties style:column-width="3.18cm"/>
    </style:style>
    <style:style style:name="表格2.1" style:family="table-row">
      <style:table-row-properties style:row-height="0.7cm"/>
    </style:style>
    <style:style style:name="表格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2.F1" style:family="table-cell">
      <style:table-cell-properties style:vertical-align="middle" fo:padding="0.097cm" fo:border="0.5pt solid #000000" style:writing-mode="page"/>
    </style:style>
    <style:style style:name="表格2.2" style:family="table-row">
      <style:table-row-properties style:row-height="0.7cm" fo:background-color="transparent" fo:keep-together="auto">
        <style:background-image/>
      </style:table-row-properties>
    </style:style>
    <style:style style:name="表格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2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F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4" style:family="table">
      <style:table-properties style:width="16.99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表格4.A" style:family="table-column">
      <style:table-column-properties style:column-width="1.092cm"/>
    </style:style>
    <style:style style:name="表格4.B" style:family="table-column">
      <style:table-column-properties style:column-width="3.18cm"/>
    </style:style>
    <style:style style:name="表格4.1" style:family="table-row">
      <style:table-row-properties style:row-height="0.7cm"/>
    </style:style>
    <style:style style:name="表格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4.F1" style:family="table-cell">
      <style:table-cell-properties style:vertical-align="middle" fo:padding="0.097cm" fo:border="0.5pt solid #000000" style:writing-mode="page"/>
    </style:style>
    <style:style style:name="表格4.2" style:family="table-row">
      <style:table-row-properties style:row-height="0.7cm" fo:background-color="transparent" fo:keep-together="auto">
        <style:background-image/>
      </style:table-row-properties>
    </style:style>
    <style:style style:name="表格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4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4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4.F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paragraph-rsid="00640d20"/>
    </style:style>
    <style:style style:name="P2" style:family="paragraph" style:parent-style-name="Standard">
      <style:text-properties officeooo:paragraph-rsid="0064da8f"/>
    </style:style>
    <style:style style:name="P3" style:family="paragraph" style:parent-style-name="Standard">
      <style:paragraph-properties fo:margin-top="0cm" fo:margin-bottom="0.275cm" style:contextual-spacing="tru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275cm" style:contextual-spacing="true" fo:text-align="center" style:justify-single-word="false"/>
      <style:text-properties fo:font-size="12pt" officeooo:rsid="00088d3b" officeooo:paragraph-rsid="00088d3b" style:font-size-asian="12pt" style:font-size-complex="12pt"/>
    </style:style>
    <style:style style:name="P5" style:family="paragraph" style:parent-style-name="Standard">
      <style:paragraph-properties fo:margin-top="0cm" fo:margin-bottom="0.275cm" style:contextual-spacing="true" fo:text-align="start" style:justify-single-word="false"/>
      <style:text-properties fo:font-size="12pt" fo:font-weight="bold" officeooo:rsid="00088d3b" officeooo:paragraph-rsid="000c2e0b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.275cm" style:contextual-spacing="true" fo:text-align="start" style:justify-single-word="false"/>
      <style:text-properties fo:font-size="12pt" fo:font-weight="bold" officeooo:rsid="00088d3b" officeooo:paragraph-rsid="000c0e15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.275cm" style:contextual-spacing="true" fo:text-align="start" style:justify-single-word="false"/>
      <style:text-properties fo:font-size="14pt" fo:font-weight="bold" officeooo:rsid="00088d3b" officeooo:paragraph-rsid="0036ea82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.275cm" style:contextual-spacing="true" fo:text-align="start" style:justify-single-word="false"/>
      <style:text-properties fo:font-size="14pt" fo:font-weight="bold" officeooo:rsid="00088d3b" officeooo:paragraph-rsid="00088d3b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.275cm" style:contextual-spacing="true" fo:text-align="start" style:justify-single-word="false"/>
      <style:text-properties fo:font-size="13.6999998092651pt" fo:font-weight="normal" officeooo:rsid="00088d3b" officeooo:paragraph-rsid="00088d3b" style:font-size-asian="12pt" style:font-weight-asian="normal" style:font-size-complex="13.6999998092651pt" style:font-weight-complex="normal"/>
    </style:style>
    <style:style style:name="P10" style:family="paragraph" style:parent-style-name="Standard">
      <style:paragraph-properties fo:margin-top="0cm" fo:margin-bottom="0.275cm" style:contextual-spacing="true" fo:text-align="start" style:justify-single-word="false"/>
      <style:text-properties fo:font-size="13.6999998092651pt" fo:font-weight="normal" officeooo:rsid="00088d3b" officeooo:paragraph-rsid="003a1da9" style:font-size-asian="12pt" style:font-weight-asian="normal" style:font-size-complex="13.6999998092651pt" style:font-weight-complex="normal"/>
    </style:style>
    <style:style style:name="P11" style:family="paragraph" style:parent-style-name="Standard">
      <style:paragraph-properties fo:margin-top="0cm" fo:margin-bottom="0.275cm" style:contextual-spacing="true" fo:text-align="start" style:justify-single-word="false"/>
      <style:text-properties fo:font-size="13.6999998092651pt" fo:font-weight="normal" officeooo:rsid="00088d3b" officeooo:paragraph-rsid="000c2e0b" style:font-size-asian="12pt" style:font-weight-asian="normal" style:font-size-complex="13.6999998092651pt" style:font-weight-complex="normal"/>
    </style:style>
    <style:style style:name="P12" style:family="paragraph" style:parent-style-name="Standard">
      <style:paragraph-properties fo:margin-top="0cm" fo:margin-bottom="0.275cm" style:contextual-spacing="true" fo:text-align="start" style:justify-single-word="false"/>
      <style:text-properties fo:font-size="13.6999998092651pt" fo:font-weight="normal" officeooo:rsid="00088d3b" officeooo:paragraph-rsid="0024ce2d" style:font-size-asian="12pt" style:font-weight-asian="normal" style:font-size-complex="13.6999998092651pt" style:font-weight-complex="normal"/>
    </style:style>
    <style:style style:name="P13" style:family="paragraph" style:parent-style-name="Standard">
      <style:paragraph-properties fo:margin-top="0cm" fo:margin-bottom="0.275cm" style:contextual-spacing="true" fo:text-align="start" style:justify-single-word="false"/>
      <style:text-properties fo:font-size="13.6999998092651pt" fo:font-weight="normal" officeooo:rsid="00088d3b" officeooo:paragraph-rsid="0025f1ed" style:font-size-asian="12pt" style:font-weight-asian="normal" style:font-size-complex="13.6999998092651pt" style:font-weight-complex="normal"/>
    </style:style>
    <style:style style:name="P14" style:family="paragraph" style:parent-style-name="Standard">
      <style:paragraph-properties fo:margin-top="0cm" fo:margin-bottom="0.275cm" style:contextual-spacing="true" fo:text-align="start" style:justify-single-word="false"/>
      <style:text-properties fo:font-size="13.6999998092651pt" fo:font-weight="normal" officeooo:rsid="00088d3b" officeooo:paragraph-rsid="00328e99" style:font-size-asian="12pt" style:font-weight-asian="normal" style:font-size-complex="13.6999998092651pt" style:font-weight-complex="normal"/>
    </style:style>
    <style:style style:name="P15" style:family="paragraph" style:parent-style-name="Standard">
      <style:paragraph-properties fo:margin-top="0cm" fo:margin-bottom="0.275cm" style:contextual-spacing="true" fo:text-align="start" style:justify-single-word="false"/>
      <style:text-properties fo:font-size="13.6999998092651pt" fo:font-weight="normal" officeooo:rsid="00088d3b" officeooo:paragraph-rsid="002dd5bd" style:font-size-asian="12pt" style:font-weight-asian="normal" style:font-size-complex="13.6999998092651pt" style:font-weight-complex="normal"/>
    </style:style>
    <style:style style:name="P16" style:family="paragraph" style:parent-style-name="Standard">
      <style:paragraph-properties fo:margin-top="0cm" fo:margin-bottom="0.275cm" style:contextual-spacing="true"/>
      <style:text-properties officeooo:paragraph-rsid="0027debb"/>
    </style:style>
    <style:style style:name="P17" style:family="paragraph" style:parent-style-name="Standard">
      <style:paragraph-properties fo:margin-top="0cm" fo:margin-bottom="0.275cm" style:contextual-spacing="true"/>
      <style:text-properties officeooo:paragraph-rsid="001bbafc"/>
    </style:style>
    <style:style style:name="P18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2pt" fo:font-weight="normal" officeooo:rsid="00258ab5" officeooo:paragraph-rsid="00258ab5" style:font-name-asian="宋体" style:font-size-asian="12pt" style:font-style-asian="normal" style:font-weight-asian="normal" style:font-size-complex="13.6999998092651pt" style:font-weight-complex="normal"/>
    </style:style>
    <style:style style:name="P19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2pt" fo:font-weight="normal" officeooo:rsid="0030c031" officeooo:paragraph-rsid="0030c031" style:font-name-asian="宋体" style:font-size-asian="12pt" style:font-style-asian="normal" style:font-weight-asian="normal" style:font-size-complex="13.6999998092651pt" style:font-weight-complex="normal"/>
    </style:style>
    <style:style style:name="P20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2pt" fo:font-weight="normal" officeooo:rsid="000c0e15" officeooo:paragraph-rsid="003a1e00" style:font-name-asian="宋体" style:font-size-asian="12pt" style:font-style-asian="normal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4pt" fo:font-weight="bold" officeooo:rsid="000c0e15" officeooo:paragraph-rsid="003b23b6" style:font-name-asian="宋体" style:font-size-asian="14pt" style:font-style-asian="normal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4pt" fo:font-weight="bold" officeooo:rsid="00088d3b" officeooo:paragraph-rsid="003c55b7" style:font-name-asian="宋体" style:font-size-asian="14pt" style:font-style-asian="normal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4pt" fo:font-weight="bold" officeooo:rsid="00088d3b" officeooo:paragraph-rsid="0042f8d0" style:font-name-asian="宋体" style:font-size-asian="14pt" style:font-style-asian="normal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4pt" fo:font-weight="bold" officeooo:rsid="00088d3b" officeooo:paragraph-rsid="00445aa5" style:font-name-asian="宋体" style:font-size-asian="14pt" style:font-style-asian="normal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4pt" fo:font-weight="bold" officeooo:rsid="00088d3b" officeooo:paragraph-rsid="0047f3eb" style:font-name-asian="宋体" style:font-size-asian="14pt" style:font-style-asian="normal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4pt" fo:font-weight="bold" officeooo:rsid="00088d3b" officeooo:paragraph-rsid="004de712" style:font-name-asian="宋体" style:font-size-asian="14pt" style:font-style-asian="normal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4pt" fo:font-weight="bold" officeooo:rsid="00088d3b" officeooo:paragraph-rsid="00553d98" style:font-name-asian="宋体" style:font-size-asian="14pt" style:font-style-asian="normal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4pt" fo:font-weight="bold" officeooo:rsid="00088d3b" officeooo:paragraph-rsid="005986d7" style:font-name-asian="宋体" style:font-size-asian="14pt" style:font-style-asian="normal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4pt" fo:font-weight="bold" officeooo:rsid="00088d3b" officeooo:paragraph-rsid="005c0cb4" style:font-name-asian="宋体" style:font-size-asian="14pt" style:font-style-asian="normal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4pt" fo:font-weight="bold" officeooo:rsid="00088d3b" officeooo:paragraph-rsid="0062df14" style:font-name-asian="宋体" style:font-size-asian="14pt" style:font-style-asian="normal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.275cm" style:contextual-spacing="true" fo:text-align="start" style:justify-single-word="false"/>
      <style:text-properties style:font-name="Liberation Mono" fo:font-size="14pt" fo:font-weight="bold" officeooo:rsid="00088d3b" officeooo:paragraph-rsid="0069f7d2" style:font-name-asian="宋体" style:font-size-asian="14pt" style:font-style-asian="normal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.275cm" style:contextual-spacing="true" fo:text-align="center" style:justify-single-word="false"/>
      <style:text-properties style:font-name="Liberation Mono" fo:font-size="14pt" fo:font-weight="bold" officeooo:rsid="00088d3b" officeooo:paragraph-rsid="0057c341" style:font-name-asian="宋体" style:font-size-asian="14pt" style:font-style-asian="normal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.275cm" style:contextual-spacing="true" fo:text-align="center" style:justify-single-word="false"/>
      <style:text-properties style:font-name="Liberation Mono" fo:font-size="14pt" fo:font-weight="bold" officeooo:rsid="00088d3b" officeooo:paragraph-rsid="00640d20" style:font-name-asian="宋体" style:font-size-asian="14pt" style:font-style-asian="normal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.275cm" style:contextual-spacing="true" fo:text-align="center" style:justify-single-word="false"/>
      <style:text-properties style:font-name="Liberation Mono" fo:font-size="14pt" fo:font-weight="bold" officeooo:rsid="00088d3b" officeooo:paragraph-rsid="0064da8f" style:font-name-asian="宋体" style:font-size-asian="14pt" style:font-style-asian="normal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size-complex="14pt"/>
    </style:style>
    <style:style style:name="P36" style:family="paragraph" style:parent-style-name="Table_20_Contents">
      <style:paragraph-properties fo:text-align="center" style:justify-single-word="false"/>
      <style:text-properties officeooo:paragraph-rsid="00640d20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officeooo:paragraph-rsid="0064da8f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officeooo:rsid="00640d20" officeooo:paragraph-rsid="00640d20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officeooo:rsid="00640d20" officeooo:paragraph-rsid="0064da8f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1" fo:font-size="9.5pt" style:font-name-asian="Liberation Mono1" style:font-size-asian="9.5pt" style:font-size-complex="9.5pt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1" fo:font-size="9.5pt" officeooo:paragraph-rsid="00640d20" style:font-name-asian="Liberation Mono1" style:font-size-asian="9.5pt" style:font-size-complex="9.5pt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1" fo:font-size="9.5pt" officeooo:paragraph-rsid="0064da8f" style:font-name-asian="Liberation Mono1" style:font-size-asian="9.5pt" style:font-size-complex="9.5pt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1" fo:font-size="9.5pt" style:font-name-asian="Liberation Mono1" style:font-size-asian="9.5pt" style:font-style-asian="normal" style:font-weight-asian="normal" style:font-size-complex="9.5pt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1" fo:font-size="9.5pt" officeooo:paragraph-rsid="00640d20" style:font-name-asian="Liberation Mono1" style:font-size-asian="9.5pt" style:font-style-asian="normal" style:font-weight-asian="normal" style:font-size-complex="9.5pt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1" fo:font-size="9.5pt" officeooo:paragraph-rsid="0064da8f" style:font-name-asian="Liberation Mono1" style:font-size-asian="9.5pt" style:font-style-asian="normal" style:font-weight-asian="normal" style:font-size-complex="9.5pt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1" fo:font-size="9pt" style:font-name-asian="Liberation Mono1" style:font-size-asian="9pt" style:font-style-asian="normal" style:font-weight-asian="normal" style:font-size-complex="9pt"/>
    </style:style>
    <style:style style:name="P47" style:family="paragraph">
      <loext:graphic-properties draw:fill="none" draw:fill-color="#ffffff"/>
      <style:paragraph-properties style:writing-mode="lr-tb"/>
      <style:text-properties fo:font-size="12pt" fo:font-style="italic" style:font-size-asian="10.5pt" style:font-size-complex="13.5pt" style:font-style-complex="italic"/>
    </style:style>
    <style:style style:name="P48" style:family="paragraph">
      <loext:graphic-properties draw:fill="none" draw:fill-color="#ffffff"/>
      <style:paragraph-properties style:writing-mode="lr-tb"/>
      <style:text-properties style:font-name="Liberation Mono1" fo:font-size="10.5pt" fo:font-style="italic" style:font-size-asian="10.5pt" style:font-size-complex="10.5pt" style:font-style-complex="italic"/>
    </style:style>
    <style:style style:name="T1" style:family="text">
      <style:text-properties officeooo:rsid="000c0e15"/>
    </style:style>
    <style:style style:name="T2" style:family="text">
      <style:text-properties officeooo:rsid="000c0e15" style:font-name-asian="宋体"/>
    </style:style>
    <style:style style:name="T3" style:family="text">
      <style:text-properties officeooo:rsid="000c2e0b" style:font-name-asian="宋体"/>
    </style:style>
    <style:style style:name="T4" style:family="text">
      <style:text-properties fo:font-size="14pt" fo:font-weight="bold" officeooo:rsid="000c2e0b" style:font-name-asian="宋体" style:font-size-asian="14pt" style:font-weight-asian="bold" style:font-size-complex="14pt" style:font-weight-complex="bold"/>
    </style:style>
    <style:style style:name="T5" style:family="text">
      <style:text-properties style:font-name="宋体" officeooo:rsid="000c2e0b" style:font-name-asian="宋体"/>
    </style:style>
    <style:style style:name="T6" style:family="text">
      <style:text-properties style:font-name="宋体" fo:font-size="12pt" officeooo:rsid="0024ce2d" style:font-name-asian="宋体" style:font-style-asian="normal"/>
    </style:style>
    <style:style style:name="T7" style:family="text">
      <style:text-properties style:font-name="宋体" fo:font-size="12pt" officeooo:rsid="002bbe29" style:font-name-asian="宋体" style:font-style-asian="normal"/>
    </style:style>
    <style:style style:name="T8" style:family="text">
      <style:text-properties style:font-name="宋体" fo:font-size="12pt" officeooo:rsid="00258ab5" style:font-name-asian="宋体" style:font-style-asian="normal"/>
    </style:style>
    <style:style style:name="T9" style:family="text">
      <style:text-properties style:font-name="宋体" fo:font-size="12pt" officeooo:rsid="00328e99" style:font-name-asian="宋体" style:font-style-asian="normal"/>
    </style:style>
    <style:style style:name="T10" style:family="text">
      <style:text-properties style:font-name="宋体" fo:font-size="12pt" fo:font-weight="normal" officeooo:rsid="0042f8d0" style:font-size-asian="12pt" style:font-weight-asian="normal" style:font-size-complex="12pt" style:font-weight-complex="normal"/>
    </style:style>
    <style:style style:name="T11" style:family="text">
      <style:text-properties fo:font-size="13.6999998092651pt" fo:font-weight="normal" officeooo:rsid="00088d3b" style:font-size-asian="12pt" style:font-weight-asian="normal" style:font-size-complex="13.6999998092651pt" style:font-weight-complex="normal"/>
    </style:style>
    <style:style style:name="T12" style:family="text">
      <style:text-properties fo:font-size="12pt" style:font-size-complex="12pt"/>
    </style:style>
    <style:style style:name="T13" style:family="text">
      <style:text-properties fo:font-size="12pt" fo:font-weight="bold" officeooo:rsid="000c0e15" style:font-weight-asian="bold" style:font-size-complex="12pt" style:font-weight-complex="bold"/>
    </style:style>
    <style:style style:name="T14" style:family="text">
      <style:text-properties fo:font-size="12pt" fo:font-weight="bold" officeooo:rsid="0036ea82" style:font-weight-asian="bold" style:font-size-complex="12pt" style:font-weight-complex="bold"/>
    </style:style>
    <style:style style:name="T15" style:family="text">
      <style:text-properties fo:font-size="12pt" fo:font-weight="bold" officeooo:rsid="003c55b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2d124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6d6466" style:font-size-asian="12pt" style:font-weight-asian="bold" style:font-size-complex="12pt" style:font-weight-complex="bold"/>
    </style:style>
    <style:style style:name="T18" style:family="text">
      <style:text-properties fo:font-size="12pt" fo:font-weight="normal" officeooo:rsid="000c0e15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3c55b7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42f8d0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445aa5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d2ac6" style:font-size-asian="12pt" style:font-weight-asian="normal" style:font-size-complex="12pt" style:font-weight-complex="normal"/>
    </style:style>
    <style:style style:name="T23" style:family="text">
      <style:text-properties fo:font-size="12pt" officeooo:rsid="006d6466" style:font-size-asian="12pt" style:font-size-complex="12pt"/>
    </style:style>
    <style:style style:name="T24" style:family="text">
      <style:text-properties style:font-name="Liberation Mono" fo:font-size="12pt" style:font-name-asian="宋体" style:font-size-complex="12pt"/>
    </style:style>
    <style:style style:name="T25" style:family="text">
      <style:text-properties style:font-name="Liberation Mono" fo:font-size="12pt" officeooo:rsid="000ee610" style:font-name-asian="宋体" style:font-size-asian="12pt" style:font-style-asian="normal" style:font-weight-asian="normal"/>
    </style:style>
    <style:style style:name="T26" style:family="text">
      <style:text-properties style:font-name="Liberation Mono" fo:font-size="12pt" style:font-name-asian="宋体" style:font-style-asian="normal"/>
    </style:style>
    <style:style style:name="T27" style:family="text">
      <style:text-properties style:font-name="Liberation Mono" fo:font-size="12pt" officeooo:rsid="00156f55" style:font-name-asian="宋体" style:font-style-asian="normal"/>
    </style:style>
    <style:style style:name="T28" style:family="text">
      <style:text-properties style:font-name="Liberation Mono" fo:font-size="12pt" officeooo:rsid="00228cb3" style:font-name-asian="宋体" style:font-style-asian="normal"/>
    </style:style>
    <style:style style:name="T29" style:family="text">
      <style:text-properties style:font-name="Liberation Mono" fo:font-size="12pt" officeooo:rsid="0024ce2d" style:font-name-asian="宋体" style:font-style-asian="normal"/>
    </style:style>
    <style:style style:name="T30" style:family="text">
      <style:text-properties style:font-name="Liberation Mono" fo:font-size="12pt" officeooo:rsid="00258ab5" style:font-name-asian="宋体" style:font-style-asian="normal"/>
    </style:style>
    <style:style style:name="T31" style:family="text">
      <style:text-properties style:font-name="Liberation Mono" fo:font-size="12pt" officeooo:rsid="002bbe29" style:font-name-asian="宋体" style:font-style-asian="normal"/>
    </style:style>
    <style:style style:name="T32" style:family="text">
      <style:text-properties style:font-name="Liberation Mono" fo:font-size="12pt" officeooo:rsid="002c7136" style:font-name-asian="宋体" style:font-style-asian="normal"/>
    </style:style>
    <style:style style:name="T33" style:family="text">
      <style:text-properties style:font-name="Liberation Mono" fo:font-size="12pt" officeooo:rsid="000c0e15" style:font-name-asian="宋体" style:font-style-asian="normal" style:font-size-complex="12pt"/>
    </style:style>
    <style:style style:name="T34" style:family="text">
      <style:text-properties style:font-name="Liberation Mono" fo:font-size="12pt" officeooo:rsid="002dd5bd" style:font-name-asian="宋体" style:font-style-asian="normal" style:font-size-complex="12pt"/>
    </style:style>
    <style:style style:name="T35" style:family="text">
      <style:text-properties style:font-name="Liberation Mono" fo:font-size="12pt" officeooo:rsid="00328e99" style:font-name-asian="宋体" style:font-style-asian="normal"/>
    </style:style>
    <style:style style:name="T36" style:family="text">
      <style:text-properties style:font-name="Liberation Mono" fo:font-size="12pt" officeooo:rsid="003a1da9" style:font-name-asian="宋体" style:font-style-asian="normal"/>
    </style:style>
    <style:style style:name="T37" style:family="text">
      <style:text-properties style:font-name="Liberation Mono" fo:font-size="12pt" officeooo:rsid="003fa6f7" style:font-name-asian="宋体" style:font-style-asian="normal"/>
    </style:style>
    <style:style style:name="T38" style:family="text">
      <style:text-properties style:font-name="Liberation Mono" fo:font-size="12pt" officeooo:rsid="004153be" style:font-name-asian="宋体" style:font-style-asian="normal"/>
    </style:style>
    <style:style style:name="T39" style:family="text">
      <style:text-properties style:font-name="Liberation Mono" fo:font-size="12pt" fo:font-weight="bold" officeooo:rsid="0025f1ed" style:font-name-asian="宋体" style:font-style-asian="normal" style:font-weight-asian="bold" style:font-size-complex="12pt" style:font-weight-complex="bold"/>
    </style:style>
    <style:style style:name="T40" style:family="text">
      <style:text-properties style:font-name="Liberation Mono" fo:font-size="12pt" fo:font-weight="bold" officeooo:rsid="000c0e15" style:font-name-asian="宋体" style:font-style-asian="normal" style:font-weight-asian="bold" style:font-size-complex="12pt" style:font-weight-complex="bold"/>
    </style:style>
    <style:style style:name="T41" style:family="text">
      <style:text-properties style:font-name="Liberation Mono" fo:font-size="12pt" fo:font-weight="bold" officeooo:rsid="002dd5bd" style:font-name-asian="宋体" style:font-style-asian="normal" style:font-weight-asian="bold" style:font-size-complex="12pt" style:font-weight-complex="bold"/>
    </style:style>
    <style:style style:name="T42" style:family="text">
      <style:text-properties style:font-name="Liberation Mono" fo:font-size="12pt" fo:font-weight="bold" officeooo:rsid="0036ea82" style:font-name-asian="宋体" style:font-style-asian="normal" style:font-weight-asian="bold" style:font-size-complex="12pt" style:font-weight-complex="bold"/>
    </style:style>
    <style:style style:name="T43" style:family="text">
      <style:text-properties style:font-name="Liberation Mono" fo:font-size="12pt" fo:font-style="normal" style:text-underline-style="none" officeooo:rsid="000ee610" style:font-name-asian="宋体" style:font-size-asian="12pt" style:font-style-asian="normal" style:font-weight-asian="normal" style:font-style-complex="normal"/>
    </style:style>
    <style:style style:name="T44" style:family="text">
      <style:text-properties style:font-name="Liberation Mono" fo:font-size="12pt" fo:font-style="normal" style:text-underline-style="none" officeooo:rsid="0012b936" style:font-name-asian="宋体" style:font-size-asian="12pt" style:font-style-asian="normal" style:font-weight-asian="normal" style:font-style-complex="normal"/>
    </style:style>
    <style:style style:name="T45" style:family="text">
      <style:text-properties style:font-name="Liberation Mono" fo:font-size="12pt" fo:font-style="normal" style:text-underline-style="none" officeooo:rsid="001b250a" style:font-name-asian="宋体" style:font-size-asian="12pt" style:font-style-asian="normal" style:font-weight-asian="normal" style:font-style-complex="normal"/>
    </style:style>
    <style:style style:name="T46" style:family="text">
      <style:text-properties style:font-name="Liberation Mono" style:font-name-asian="宋体" style:font-style-asian="normal"/>
    </style:style>
    <style:style style:name="T47" style:family="text">
      <style:text-properties style:font-name="Liberation Mono" officeooo:rsid="0025f1ed" style:font-name-asian="宋体" style:font-style-asian="normal"/>
    </style:style>
    <style:style style:name="T48" style:family="text">
      <style:text-properties style:font-name="Liberation Mono" officeooo:rsid="0035cde4" style:font-name-asian="宋体" style:font-style-asian="normal"/>
    </style:style>
    <style:style style:name="T49" style:family="text">
      <style:text-properties style:font-name="Liberation Mono" officeooo:rsid="0036ea82" style:font-name-asian="宋体" style:font-style-asian="normal"/>
    </style:style>
    <style:style style:name="T50" style:family="text">
      <style:text-properties style:font-name="Liberation Mono" fo:font-weight="bold" officeooo:rsid="0036ea82" style:font-name-asian="宋体" style:font-style-asian="normal" style:font-weight-asian="bold" style:font-weight-complex="bold"/>
    </style:style>
    <style:style style:name="T51" style:family="text">
      <style:text-properties officeooo:rsid="000ee610"/>
    </style:style>
    <style:style style:name="T52" style:family="text">
      <style:text-properties officeooo:rsid="00156f55"/>
    </style:style>
    <style:style style:name="T53" style:family="text">
      <style:text-properties officeooo:rsid="001d7785"/>
    </style:style>
    <style:style style:name="T54" style:family="text">
      <style:text-properties style:font-name="Liberation Mono1" officeooo:rsid="002c7136" style:font-name-asian="Liberation Mono1" style:font-size-complex="13.6999998092651pt"/>
    </style:style>
    <style:style style:name="T55" style:family="text">
      <style:text-properties style:font-name="Liberation Mono1" officeooo:rsid="003012af" style:font-name-asian="Liberation Mono1" style:font-size-complex="13.6999998092651pt"/>
    </style:style>
    <style:style style:name="T56" style:family="text">
      <style:text-properties style:font-name="Liberation Mono1" officeooo:rsid="0030c031" style:font-name-asian="Liberation Mono1" style:font-size-complex="13.6999998092651pt"/>
    </style:style>
    <style:style style:name="T57" style:family="text">
      <style:text-properties style:font-name="Liberation Mono1" fo:font-size="12pt" officeooo:rsid="0022d812" style:font-name-asian="Liberation Mono1" style:font-style-asian="normal"/>
    </style:style>
    <style:style style:name="T58" style:family="text">
      <style:text-properties style:font-name="Liberation Mono1" fo:font-size="12pt" officeooo:rsid="002c7136" style:font-name-asian="Liberation Mono1" style:font-style-asian="normal"/>
    </style:style>
    <style:style style:name="T59" style:family="text">
      <style:text-properties officeooo:rsid="0025f1ed"/>
    </style:style>
    <style:style style:name="T60" style:family="text">
      <style:text-properties officeooo:rsid="002bbe29" style:font-size-complex="13.6999998092651pt"/>
    </style:style>
    <style:style style:name="T61" style:family="text">
      <style:text-properties officeooo:rsid="00088d3b" style:font-size-complex="13.6999998092651pt"/>
    </style:style>
    <style:style style:name="T62" style:family="text">
      <style:text-properties officeooo:rsid="0024ce2d" style:font-size-complex="13.6999998092651pt"/>
    </style:style>
    <style:style style:name="T63" style:family="text">
      <style:text-properties officeooo:rsid="00258ab5" style:font-size-complex="13.6999998092651pt"/>
    </style:style>
    <style:style style:name="T64" style:family="text">
      <style:text-properties officeooo:rsid="002ef004" style:font-size-complex="13.6999998092651pt"/>
    </style:style>
    <style:style style:name="T65" style:family="text">
      <style:text-properties officeooo:rsid="0030c031" style:font-size-complex="13.6999998092651pt"/>
    </style:style>
    <style:style style:name="T66" style:family="text">
      <style:text-properties officeooo:rsid="00328e99" style:font-size-complex="13.6999998092651pt"/>
    </style:style>
    <style:style style:name="T67" style:family="text">
      <style:text-properties officeooo:rsid="0036ea82" style:font-size-complex="13.6999998092651pt"/>
    </style:style>
    <style:style style:name="T68" style:family="text">
      <style:text-properties officeooo:rsid="0036ea82"/>
    </style:style>
    <style:style style:name="T69" style:family="text">
      <style:text-properties style:text-position="super 58%" style:font-name="Liberation Mono" fo:font-size="12pt" style:font-name-asian="宋体" style:font-style-asian="normal"/>
    </style:style>
    <style:style style:name="T70" style:family="text">
      <style:text-properties style:text-position="super 58%" style:font-name="Liberation Mono" fo:font-size="12pt" officeooo:rsid="00156f55" style:font-name-asian="宋体" style:font-style-asian="normal"/>
    </style:style>
    <style:style style:name="T71" style:family="text">
      <style:text-properties style:text-position="super 58%" style:font-name="Liberation Mono" fo:font-size="12pt" officeooo:rsid="00258ab5" style:font-name-asian="宋体" style:font-style-asian="normal"/>
    </style:style>
    <style:style style:name="T72" style:family="text">
      <style:text-properties style:text-position="super 58%" style:font-name="Liberation Mono" fo:font-size="12pt" officeooo:rsid="00328e99" style:font-name-asian="宋体" style:font-style-asian="normal"/>
    </style:style>
    <style:style style:name="T73" style:family="text">
      <style:text-properties style:text-position="super 58%" style:font-name="Liberation Mono" fo:font-size="12pt" officeooo:rsid="002bbe29" style:font-name-asian="宋体" style:font-style-asian="normal"/>
    </style:style>
    <style:style style:name="T74" style:family="text">
      <style:text-properties style:text-position="super 58%" style:font-name="Liberation Mono" fo:font-size="12pt" officeooo:rsid="003a1da9" style:font-name-asian="宋体" style:font-style-asian="normal"/>
    </style:style>
    <style:style style:name="T75" style:family="text">
      <style:text-properties style:text-position="super 58%" officeooo:rsid="00258ab5" style:font-size-complex="13.6999998092651pt"/>
    </style:style>
    <style:style style:name="T76" style:family="text">
      <style:text-properties style:text-position="super 58%" officeooo:rsid="002bbe29" style:font-size-complex="13.6999998092651pt"/>
    </style:style>
    <style:style style:name="T77" style:family="text">
      <style:text-properties style:text-position="super 58%" officeooo:rsid="00328e99" style:font-size-complex="13.6999998092651pt"/>
    </style:style>
    <style:style style:name="T78" style:family="text">
      <style:text-properties style:text-position="super 58%" officeooo:rsid="003a1e00" style:font-size-complex="13.6999998092651pt"/>
    </style:style>
    <style:style style:name="T79" style:family="text">
      <style:text-properties style:text-position="super 58%" officeooo:rsid="0030c031" style:font-size-complex="13.6999998092651pt"/>
    </style:style>
    <style:style style:name="T80" style:family="text">
      <style:text-properties style:text-position="super 58%" style:font-name="Liberation Mono1" fo:font-size="12pt" officeooo:rsid="002c7136" style:font-name-asian="Liberation Mono1" style:font-style-asian="normal"/>
    </style:style>
    <style:style style:name="T81" style:family="text">
      <style:text-properties style:text-position="super 58%" fo:font-size="12pt" fo:font-weight="normal" officeooo:rsid="0030c031" style:font-size-asian="12pt" style:font-weight-asian="normal" style:font-size-complex="13.6999998092651pt" style:font-weight-complex="normal"/>
    </style:style>
    <style:style style:name="T82" style:family="text">
      <style:text-properties style:text-position="super 58%" fo:font-size="12pt" fo:font-weight="normal" officeooo:rsid="00445aa5" style:font-size-asian="12pt" style:font-weight-asian="normal" style:font-size-complex="13.6999998092651pt" style:font-weight-complex="normal"/>
    </style:style>
    <style:style style:name="T83" style:family="text">
      <style:text-properties fo:font-weight="bold" officeooo:rsid="0036ea82" style:font-weight-asian="bold" style:font-size-complex="13.6999998092651pt" style:font-weight-complex="bold"/>
    </style:style>
    <style:style style:name="T84" style:family="text">
      <style:text-properties fo:font-weight="bold" officeooo:rsid="003c55b7" style:font-weight-asian="bold" style:font-size-complex="13.6999998092651pt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3c55b7" style:font-weight-asian="bold" style:font-weight-complex="bold"/>
    </style:style>
    <style:style style:name="T87" style:family="text">
      <style:text-properties style:text-position="0% 100%" fo:font-size="12pt" fo:font-weight="normal" officeooo:rsid="000c0e15" style:font-size-asian="12pt" style:font-weight-asian="normal" style:font-size-complex="12pt" style:font-weight-complex="normal"/>
    </style:style>
    <style:style style:name="T88" style:family="text">
      <style:text-properties style:text-position="0% 100%" fo:font-size="12pt" fo:font-weight="normal" officeooo:rsid="00496151" style:font-size-asian="12pt" style:font-weight-asian="normal" style:font-size-complex="12pt" style:font-weight-complex="normal"/>
    </style:style>
    <style:style style:name="T89" style:family="text">
      <style:text-properties style:text-position="0% 100%" fo:font-size="12pt" fo:font-weight="normal" officeooo:rsid="0049ad8b" style:font-size-asian="12pt" style:font-weight-asian="normal" style:font-size-complex="12pt" style:font-weight-complex="normal"/>
    </style:style>
    <style:style style:name="T90" style:family="text">
      <style:text-properties style:text-position="0% 100%" fo:font-size="12pt" fo:font-weight="normal" officeooo:rsid="004d2ac6" style:font-size-asian="12pt" style:font-weight-asian="normal" style:font-size-complex="12pt" style:font-weight-complex="normal"/>
    </style:style>
    <style:style style:name="T91" style:family="text">
      <style:text-properties style:text-position="0% 100%" fo:font-size="12pt" fo:font-weight="normal" officeooo:rsid="004de712" style:font-size-asian="12pt" style:font-weight-asian="normal" style:font-size-complex="12pt" style:font-weight-complex="normal"/>
    </style:style>
    <style:style style:name="T92" style:family="text">
      <style:text-properties style:text-position="0% 100%" fo:font-size="12pt" fo:font-weight="normal" officeooo:rsid="003c55b7" style:font-size-asian="12pt" style:font-weight-asian="normal" style:font-size-complex="12pt" style:font-weight-complex="normal"/>
    </style:style>
    <style:style style:name="T93" style:family="text">
      <style:text-properties style:text-position="0% 100%" fo:font-size="12pt" fo:font-weight="normal" officeooo:rsid="0056b79a" style:font-size-asian="12pt" style:font-weight-asian="normal" style:font-size-complex="12pt" style:font-weight-complex="normal"/>
    </style:style>
    <style:style style:name="T94" style:family="text">
      <style:text-properties style:text-position="0% 100%" fo:font-size="12pt" fo:font-weight="normal" officeooo:rsid="005758a2" style:font-size-asian="12pt" style:font-weight-asian="normal" style:font-size-complex="12pt" style:font-weight-complex="normal"/>
    </style:style>
    <style:style style:name="T95" style:family="text">
      <style:text-properties style:text-position="0% 100%" fo:font-size="12pt" fo:font-weight="normal" officeooo:rsid="00591fc4" style:font-size-asian="12pt" style:font-weight-asian="normal" style:font-size-complex="12pt" style:font-weight-complex="normal"/>
    </style:style>
    <style:style style:name="T96" style:family="text">
      <style:text-properties style:text-position="0% 100%" fo:font-size="12pt" fo:font-weight="normal" officeooo:rsid="005986d7" style:font-size-asian="12pt" style:font-weight-asian="normal" style:font-size-complex="12pt" style:font-weight-complex="normal"/>
    </style:style>
    <style:style style:name="T97" style:family="text">
      <style:text-properties style:text-position="0% 100%" fo:font-size="12pt" fo:font-weight="normal" officeooo:rsid="005c0f36" style:font-size-asian="12pt" style:font-weight-asian="normal" style:font-size-complex="12pt" style:font-weight-complex="normal"/>
    </style:style>
    <style:style style:name="T98" style:family="text">
      <style:text-properties style:text-position="0% 100%" fo:font-size="12pt" fo:font-weight="normal" officeooo:rsid="00640d20" style:font-size-asian="12pt" style:font-weight-asian="normal" style:font-size-complex="12pt" style:font-weight-complex="normal"/>
    </style:style>
    <style:style style:name="T99" style:family="text">
      <style:text-properties style:text-position="0% 100%" fo:font-size="12pt" fo:font-weight="normal" officeooo:rsid="00667bd3" style:font-size-asian="12pt" style:font-weight-asian="normal" style:font-size-complex="12pt" style:font-weight-complex="normal"/>
    </style:style>
    <style:style style:name="T100" style:family="text">
      <style:text-properties style:text-position="0% 100%" fo:font-size="12pt" fo:font-weight="normal" officeooo:rsid="0069f7d2" style:font-size-asian="12pt" style:font-weight-asian="normal" style:font-size-complex="12pt" style:font-weight-complex="normal"/>
    </style:style>
    <style:style style:name="T101" style:family="text">
      <style:text-properties style:text-position="0% 100%" fo:font-size="12pt" fo:font-weight="normal" officeooo:rsid="00445aa5" style:font-size-asian="12pt" style:font-weight-asian="normal" style:font-size-complex="13.6999998092651pt" style:font-weight-complex="normal"/>
    </style:style>
    <style:style style:name="T102" style:family="text">
      <style:text-properties style:text-position="0% 100%" fo:font-size="12pt" fo:font-weight="normal" officeooo:rsid="004de712" style:font-name-asian="宋体" style:font-size-asian="12pt" style:font-weight-asian="normal" style:font-size-complex="12pt" style:font-weight-complex="normal"/>
    </style:style>
    <style:style style:name="T103" style:family="text">
      <style:text-properties style:text-position="0% 100%" fo:font-size="12pt" fo:font-weight="bold" officeooo:rsid="003c55b7" style:font-size-asian="12pt" style:font-weight-asian="bold" style:font-size-complex="12pt" style:font-weight-complex="bold"/>
    </style:style>
    <style:style style:name="T104" style:family="text">
      <style:text-properties style:text-position="0% 100%" fo:font-size="12pt" fo:font-weight="bold" officeooo:rsid="0052d124" style:font-size-asian="12pt" style:font-weight-asian="bold" style:font-size-complex="12pt" style:font-weight-complex="bold"/>
    </style:style>
    <style:style style:name="T105" style:family="text">
      <style:text-properties style:text-position="0% 100%" fo:font-size="12pt" fo:font-weight="bold" officeooo:rsid="00591fc4" style:font-size-asian="12pt" style:font-weight-asian="bold" style:font-size-complex="12pt" style:font-weight-complex="bold"/>
    </style:style>
    <style:style style:name="T106" style:family="text">
      <style:text-properties style:text-position="0% 100%" fo:font-size="12pt" fo:font-weight="bold" officeooo:rsid="006d6466" style:font-size-asian="12pt" style:font-weight-asian="bold" style:font-size-complex="12pt" style:font-weight-complex="bold"/>
    </style:style>
    <style:style style:name="T107" style:family="text">
      <style:text-properties style:text-position="0% 100%" fo:font-size="12pt" officeooo:rsid="006d6466" style:font-size-asian="12pt" style:font-size-complex="12pt"/>
    </style:style>
    <style:style style:name="T108" style:family="text">
      <style:text-properties style:text-position="0% 100%" style:font-name="Liberation Mono" fo:font-size="12pt" fo:font-weight="normal" officeooo:rsid="00640d20" style:font-name-asian="宋体" style:font-size-asian="12pt" style:font-style-asian="normal" style:font-weight-asian="normal" style:font-size-complex="12pt" style:font-weight-complex="normal"/>
    </style:style>
    <style:style style:name="T109" style:family="text">
      <style:text-properties style:text-position="0% 100%" style:font-name="Liberation Mono" fo:font-size="12pt" fo:font-weight="normal" officeooo:rsid="006478fd" style:font-name-asian="宋体" style:font-size-asian="12pt" style:font-style-asian="normal" style:font-weight-asian="normal" style:font-size-complex="12pt" style:font-weight-complex="normal"/>
    </style:style>
    <style:style style:name="T110" style:family="text">
      <style:text-properties style:text-position="0% 100%" style:font-name="Liberation Mono" fo:font-size="12pt" fo:font-weight="normal" officeooo:rsid="006d2dd6" style:font-name-asian="宋体" style:font-size-asian="12pt" style:font-style-asian="normal" style:font-weight-asian="normal" style:font-size-complex="12pt" style:font-weight-complex="normal"/>
    </style:style>
    <style:style style:name="T111" style:family="text">
      <style:text-properties style:text-position="0% 100%" fo:font-size="5pt" fo:font-weight="normal" officeooo:rsid="005758a2" style:font-size-asian="5pt" style:font-weight-asian="normal" style:font-size-complex="5pt" style:font-weight-complex="normal"/>
    </style:style>
    <style:style style:name="T112" style:family="text">
      <style:text-properties style:text-position="sub 58%" fo:font-size="12pt" fo:font-weight="normal" officeooo:rsid="0056b79a" style:font-size-asian="12pt" style:font-weight-asian="normal" style:font-size-complex="12pt" style:font-weight-complex="normal"/>
    </style:style>
    <style:style style:name="T113" style:family="text">
      <style:text-properties style:text-position="sub 58%" fo:font-size="12pt" fo:font-weight="normal" officeooo:rsid="005758a2" style:font-size-asian="12pt" style:font-weight-asian="normal" style:font-size-complex="12pt" style:font-weight-complex="normal"/>
    </style:style>
    <style:style style:name="T114" style:family="text">
      <style:text-properties style:text-position="sub 58%" fo:font-size="12pt" fo:font-weight="normal" officeooo:rsid="0057c341" style:font-size-asian="12pt" style:font-weight-asian="normal" style:font-size-complex="12pt" style:font-weight-complex="normal"/>
    </style:style>
    <style:style style:name="T115" style:family="text">
      <style:text-properties style:text-position="sub 58%" fo:font-size="12pt" fo:font-weight="normal" officeooo:rsid="005986d7" style:font-size-asian="12pt" style:font-weight-asian="normal" style:font-size-complex="12pt" style:font-weight-complex="normal"/>
    </style:style>
    <style:style style:name="T116" style:family="text">
      <style:text-properties style:text-position="sub 58%" fo:font-size="12pt" fo:font-weight="normal" officeooo:rsid="005c0f36" style:font-size-asian="12pt" style:font-weight-asian="normal" style:font-size-complex="12pt" style:font-weight-complex="normal"/>
    </style:style>
    <style:style style:name="T117" style:family="text">
      <style:text-properties style:text-position="sub 58%" fo:font-size="12pt" fo:font-weight="normal" officeooo:rsid="00640d20" style:font-size-asian="12pt" style:font-weight-asian="normal" style:font-size-complex="12pt" style:font-weight-complex="normal"/>
    </style:style>
    <style:style style:name="T118" style:family="text">
      <style:text-properties style:text-position="sub 58%" fo:font-size="12pt" fo:font-weight="normal" officeooo:rsid="00667bd3" style:font-size-asian="12pt" style:font-weight-asian="normal" style:font-size-complex="12pt" style:font-weight-complex="normal"/>
    </style:style>
    <style:style style:name="T119" style:family="text">
      <style:text-properties style:text-position="sub 58%" style:font-name="Liberation Mono" fo:font-size="12pt" fo:font-weight="normal" officeooo:rsid="00640d20" style:font-name-asian="宋体" style:font-size-asian="12pt" style:font-style-asian="normal" style:font-weight-asian="normal" style:font-size-complex="12pt" style:font-weight-complex="normal"/>
    </style:style>
    <style:style style:name="T120" style:family="text">
      <style:text-properties officeooo:rsid="00591fc4"/>
    </style:style>
    <style:style style:name="T121" style:family="text">
      <style:text-properties style:font-name="Liberation Mono1" fo:font-size="10.5pt" style:font-size-asian="10.5pt" style:font-size-complex="10.5pt"/>
    </style:style>
    <style:style style:name="T122" style:family="text">
      <style:text-properties style:font-name="Liberation Mono1" fo:font-size="10.5pt" fo:font-style="italic" style:font-size-asian="10.5pt" style:font-size-complex="10.5pt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color="#000000" draw:fill="none" draw:fill-color="#ffffff" fo:min-height="6.973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5.293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3.073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3.874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6.5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8.398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数值计算第<text:span text:style-name="T48">1次作业</text:span></text:p>
      <text:p text:style-name="P4">211240021 田铭扬</text:p>
      <text:p text:style-name="P7"><text:span text:style-name="Strong_20_Emphasis"/></text:p>
      <text:p text:style-name="P7"><text:span text:style-name="Strong_20_Emphasis">§</text:span><text:span text:style-name="Strong_20_Emphasis"><text:span text:style-name="T50">1 第1周</text:span></text:span><text:span text:style-name="Strong_20_Emphasis"><text:span text:style-name="T49">上机(230215)实验报告</text:span></text:span></text:p>
      <text:p text:style-name="P7">·1.<text:span text:style-name="T68">1</text:span> 问题</text:p>
      <text:p text:style-name="P9"><text:s text:c="4"/>编程找出自己的计算机<text:span text:style-name="T12">float</text:span>类型与<text:span text:style-name="T24">double</text:span>类型的机器精度、下溢值和上溢值。</text:p>
      <text:p text:style-name="P8"/>
      <text:p text:style-name="P8">·<text:span text:style-name="T68">1.</text:span>2 原理与算法思路</text:p>
      <text:p text:style-name="P5"><text:span text:style-name="T1">·</text:span><text:span text:style-name="T68">1.</text:span><text:span text:style-name="T1">2.</text:span><text:span text:style-name="T3">1</text:span><text:span text:style-name="T5">“</text:span><text:span text:style-name="T3">位”形式与浮点数形式的转换</text:span></text:p>
      <text:p text:style-name="P16"><text:span text:style-name="T4"><text:tab/></text:span>由于计算机存储float类型和double类型的方式比较复杂，为了更加直观，我需要一个程序，按位显示一个float或double类型浮点数在内存中的“<text:span text:style-name="T11">位形式</text:span>”。同时我们需要一个反向程序，使得我能够输入一串二进制位，让它转化为一个浮点数。</text:p>
      <text:p text:style-name="P17"><text:tab/>实现方法很简单。以float为例，强制让un<text:span text:style-name="T51">signed </text:span>int*类型的指针p<text:span text:style-name="T51">u</text:span>i与float*类型指针的<text:span text:style-name="T51">pf</text:span>指向同一地址。那么正向地，只需<text:span text:style-name="T25">用pf读入一个浮点数，然后对pui用二进制输出即可；反之亦然，读入二进制数，储存到pui中，再用pf输出。代码如下</text:span><text:span text:style-name="T43">（</text:span><text:span text:style-name="T44">此处</text:span><text:span text:style-name="T45">为</text:span><text:span text:style-name="T43">float的代码，double只需相应修改变量类型）：</text:span></text:p>
      <text:p text:style-name="P6"><draw:frame text:anchor-type="paragraph" draw:z-index="0" draw:name="形状1" draw:style-name="gr6" draw:text-style-name="P48" svg:width="8.501cm" svg:height="8.399cm" svg:x="8.281cm" svg:y="0.118cm"><draw:text-box><text:p><text:span text:style-name="T122">#include &lt;cstdio&gt; //bit to float</text:span></text:p><text:p><text:span text:style-name="T122">using namespace std;</text:span></text:p><text:p><text:span text:style-name="T122">int main() {</text:span></text:p><text:p><text:span text:style-name="T122"><text:s text:c="2"/></text:span><text:span text:style-name="T122">float *pf = 0;</text:span></text:p><text:p><text:span text:style-name="T122"><text:s text:c="2"/></text:span><text:span text:style-name="T122">unsigned int *pui = 0;</text:span></text:p><text:p><text:span text:style-name="T122"><text:s text:c="2"/></text:span><text:span text:style-name="T122">pui=new(unsigned int);</text:span></text:p><text:p><text:span text:style-name="T122"><text:s text:c="2"/></text:span><text:span text:style-name="T122">char input_c;</text:span></text:p><text:p><text:span text:style-name="T122"><text:s text:c="2"/></text:span><text:span text:style-name="T122">while(1){</text:span></text:p><text:p><text:span text:style-name="T122"><text:s text:c="4"/></text:span><text:span text:style-name="T122">*pui=0;</text:span></text:p><text:p><text:span text:style-name="T122"><text:s text:c="4"/></text:span><text:span text:style-name="T122">for(int i=31;i&gt;-1;i--){</text:span></text:p><text:p><text:span text:style-name="T122"><text:s text:c="6"/></text:span><text:span text:style-name="T122">scanf("%c",&amp;input_c);</text:span></text:p><text:p><text:span text:style-name="T122"><text:s text:c="6"/></text:span><text:span text:style-name="T122">while(input_c&lt;'0'||input_c&gt;'9')</text:span></text:p><text:p><text:span text:style-name="T122"><text:s text:c="8"/></text:span><text:span text:style-name="T122">scanf("%c",&amp;input_c);</text:span></text:p><text:p><text:span text:style-name="T122"><text:s text:c="6"/></text:span><text:span text:style-name="T122">*pui+=(input_c-'0')&lt;&lt;i;</text:span></text:p><text:p><text:span text:style-name="T122"><text:s text:c="4"/></text:span><text:span text:style-name="T122">}</text:span></text:p><text:p><text:span text:style-name="T122"><text:s text:c="4"/></text:span><text:span text:style-name="T122">pf = (float *)pui;</text:span></text:p><text:p><text:span text:style-name="T122"><text:s text:c="4"/></text:span><text:span text:style-name="T122">printf("%.50f\n\n",*pf);</text:span></text:p><text:p><text:span text:style-name="T122"><text:s text:c="2"/></text:span><text:span text:style-name="T122">}</text:span></text:p><text:p><text:span text:style-name="T122"><text:s text:c="2"/></text:span><text:span text:style-name="T122">return 0;</text:span></text:p><text:p><text:span text:style-name="T122">}</text:span></text:p></draw:text-box></draw:frame><draw:frame text:anchor-type="paragraph" draw:z-index="1" draw:name="形状1_0" draw:style-name="gr5" draw:text-style-name="P48" svg:width="8.501cm" svg:height="6.501cm" svg:x="-0.219cm" svg:y="0.118cm"><draw:text-box><text:p><text:span text:style-name="T122">#include &lt;cstdio&gt; //float to bit</text:span></text:p><text:p><text:span text:style-name="T122">using namespace std;</text:span></text:p><text:p><text:span text:style-name="T122">int main() {</text:span></text:p><text:p><text:span text:style-name="T122"><text:s text:c="2"/></text:span><text:span text:style-name="T122">float *pf = 0;</text:span></text:p><text:p><text:span text:style-name="T122"><text:s text:c="2"/></text:span><text:span text:style-name="T122">unsigned int *pui = 0;</text:span></text:p><text:p><text:span text:style-name="T122"><text:s text:c="2"/></text:span><text:span text:style-name="T122">pf=new(float);</text:span></text:p><text:p><text:span text:style-name="T122"><text:s text:c="2"/></text:span><text:span text:style-name="T122">while(1){</text:span></text:p><text:p><text:span text:style-name="T122"><text:s text:c="4"/></text:span><text:span text:style-name="T122">scanf("%f",pf);</text:span></text:p><text:p><text:span text:style-name="T122"><text:s text:c="4"/></text:span><text:span text:style-name="T122">pui = (unsigned int *)pf;</text:span></text:p><text:p><text:span text:style-name="T122"><text:s text:c="4"/></text:span><text:span text:style-name="T122">for(int i=31;i&gt;-1;i--)</text:span></text:p><text:p><text:span text:style-name="T122"><text:s text:c="6"/></text:span><text:span text:style-name="T122">printf("%d",((*pui)&gt;&gt;i)%2);</text:span></text:p><text:p><text:span text:style-name="T122"><text:s text:c="4"/></text:span><text:span text:style-name="T122">printf("\n\n");</text:span></text:p><text:p><text:span text:style-name="T122"><text:s text:c="2"/></text:span><text:span text:style-name="T122">}</text:span></text:p><text:p><text:span text:style-name="T122"><text:s text:c="2"/></text:span><text:span text:style-name="T122">return 0;</text:span></text:p><text:p><text:span text:style-name="T122">}</text:span></text:p></draw:text-box></draw:frame></text:p>
      <text:p text:style-name="P6"/>
      <text:p text:style-name="P6"/>
      <text:p text:style-name="P6"><text:span text:style-name="T1">·</text:span><text:span text:style-name="T68">1.</text:span><text:span text:style-name="T1">2.</text:span><text:span text:style-name="T3">2</text:span><text:span text:style-name="T1">机器精度</text:span></text:p>
      <text:p text:style-name="P10"><draw:frame text:anchor-type="paragraph" draw:z-index="3" draw:name="形状1_2" draw:style-name="gr4" draw:text-style-name="P47" svg:width="16.795cm" svg:height="3.874cm" svg:x="0.102cm" svg:y="3.268cm"><draw:text-box><text:p><text:span text:style-name="T121">#include &lt;cstdio&gt; //float</text:span></text:p><text:p><text:span text:style-name="T121">using namespace std;</text:span></text:p><text:p><text:span text:style-name="T121">float a,b;</text:span></text:p><text:p><text:span text:style-name="T121">double max_ep=-1.0;</text:span></text:p><text:p><text:span text:style-name="T121">double epsilon(double a, double b){ return (a-b)/(a+b); }</text:span></text:p><text:p><text:span text:style-name="T121">int main() {</text:span></text:p><text:p><text:span text:style-name="T121"><text:tab/></text:span><text:span text:style-name="T121">unsigned int *pui = new(unsigned int);</text:span></text:p><text:p><text:span text:style-name="T121"><text:tab/></text:span><text:span text:style-name="T121">float *pf = (float *)pui;</text:span></text:p><text:p><text:span text:style-name="T121"><text:tab/></text:span><text:span text:style-name="T121">*pf = 1.0;</text:span></text:p></draw:text-box></draw:frame><text:tab/>由定义知，设相邻的两个机器数分别为<text:span text:style-name="T26">a</text:span>和<text:span text:style-name="T26">b</text:span>，则区间<text:span text:style-name="T27">[</text:span><text:span text:style-name="T26">a,b</text:span><text:span text:style-name="T27">]</text:span><text:span text:style-name="T52">中相对误差最大（精度最低）的点为</text:span><text:span text:style-name="T27"><draw:frame draw:style-name="fr1" draw:name="对象5" text:anchor-type="as-char" svg:y="-0.619cm" svg:width="1.025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2">，相对误差为</text:span><text:span text:style-name="T27"><draw:frame draw:style-name="fr1" draw:name="对象6" text:anchor-type="as-char" svg:y="-0.619cm" svg:width="1.087cm" svg:height="0.998cm" draw:z-index="5"><draw:object xlink:href="./Object 6" xlink:type="simple" xlink:show="embed" xlink:actuate="onLoad"/><draw:image xlink:href="./ObjectReplacements/Object 6" xlink:type="simple" xlink:show="embed" xlink:actuate="onLoad"/><svg:desc>公式</svg:desc></draw:frame></text:span><text:span text:style-name="T52">。而由计算机存储</text:span><text:span text:style-name="T26">float</text:span><text:span text:style-name="T52">类型的方式知，</text:span><text:span text:style-name="T27">[</text:span><text:span text:style-name="T26">a,b</text:span><text:span text:style-name="T27">]</text:span><text:span text:style-name="T26">与</text:span><text:span text:style-name="T27">[</text:span><text:span text:style-name="T26">a*</text:span><text:span text:style-name="T27">2</text:span><text:span text:style-name="T70">k</text:span><text:span text:style-name="T26">,b*</text:span><text:span text:style-name="T27">2</text:span><text:span text:style-name="T70">k</text:span><text:span text:style-name="T27">](k为整数)相应的精度是一致的</text:span><text:span text:style-name="T36">①</text:span><text:span text:style-name="T27">，故只需遍历[1,2]间的所有相邻机器数，计算</text:span><text:span text:style-name="T27"><draw:frame draw:style-name="fr1" draw:name="对象7" text:anchor-type="as-char" svg:y="-0.619cm" svg:width="1.087cm" svg:height="0.998cm" draw:z-index="6"><draw:object xlink:href="./Object 7" xlink:type="simple" xlink:show="embed" xlink:actuate="onLoad"/><draw:image xlink:href="./ObjectReplacements/Object 7" xlink:type="simple" xlink:show="embed" xlink:actuate="onLoad"/><svg:desc>公式</svg:desc></draw:frame></text:span><text:span text:style-name="T26">的最大值即可。（对于double类型，见</text:span><text:span text:style-name="T38">1.3.1的讨论）</text:span><text:span text:style-name="T26">代码如</text:span><text:span text:style-name="T37">下</text:span><text:span text:style-name="T26">：</text:span></text:p>
      <text:p text:style-name="P5"/>
      <text:p text:style-name="P5"><text:soft-page-break/><text:span text:style-name="T1">·</text:span><text:span text:style-name="T68">1.</text:span><text:span text:style-name="T1">2.</text:span><text:span text:style-name="T3">3</text:span><text:span text:style-name="T1">上溢值与下溢值</text:span></text:p>
      <text:p text:style-name="P11"><draw:frame text:anchor-type="paragraph" draw:z-index="7" draw:name="形状1_3" draw:style-name="gr3" draw:text-style-name="P47" svg:width="16.793cm" svg:height="3.073cm" svg:x="0.104cm" svg:y="-0.125cm"><draw:text-box><text:p><text:span text:style-name="T121">for(int i=0;i&lt;4194304;i++){ //2^22</text:span></text:p><text:p><text:span text:style-name="T121"><text:tab/></text:span><text:span text:style-name="T121"><text:tab/></text:span><text:span text:style-name="T121">a=*pf; *pui+=1; b=*pf;</text:span></text:p><text:p><text:span text:style-name="T121"><text:tab/></text:span><text:span text:style-name="T121"><text:tab/></text:span><text:span text:style-name="T121">max_ep=max(max_ep,epsilon(b,a));</text:span></text:p><text:p><text:span text:style-name="T121"><text:tab/></text:span><text:span text:style-name="T121">}</text:span></text:p><text:p><text:span text:style-name="T121"><text:tab/></text:span><text:span text:style-name="T121">printf("%.30f",max_ep);</text:span></text:p><text:p><text:span text:style-name="T121"><text:tab/></text:span><text:span text:style-name="T121">return 0;</text:span></text:p><text:p><text:span text:style-name="T121">}</text:span></text:p></draw:text-box></draw:frame><text:tab/>上溢值和下溢值可以使用<text:span text:style-name="T26">2.1</text:span><text:span text:style-name="T53">中的程序“半自动”地得出。</text:span></text:p>
      <text:p text:style-name="P12"><text:tab/>对于<text:span text:style-name="T26">float</text:span>类型的上溢值：通过查询资料知，其“位形式”为<text:span text:style-name="T26">01111111 01111111 11111111 11111111（指数位第</text:span><text:span text:style-name="T28">9位为</text:span><text:span text:style-name="T57">’0’</text:span><text:span text:style-name="T26">，因为若为</text:span><text:span text:style-name="T57">’1’</text:span><text:span text:style-name="T26">，则值为</text:span><text:span text:style-name="T57">nan</text:span><text:span text:style-name="T26">）</text:span><text:span text:style-name="T6">,</text:span><text:span text:style-name="T29">对应的值为340,282,346,638,528,859,811,704,183,484,516,925,440（十进制）或<text:line-break/>ffff ff00 0000 0000 0000 0000 0000 0000（十六进制），记为X。若要验证这一结论的正确性，只需取X的上一个机器数Y（事实上，Y为</text:span><text:span text:style-name="T26">01111111 01111111 11111111 1111111</text:span><text:span text:style-name="T29">0），然后写一个float类型的“A+B</text:span><text:span text:style-name="T6">”</text:span><text:span text:style-name="T29">程序，计算X+(X-Y)或者X+(X-Y)*2。若前者为inf，或前者等于X而后者为inf，则X就是上溢值。</text:span></text:p>
      <text:p text:style-name="P10"><text:span text:style-name="T29"><text:tab/>对于下溢值：查资料得知 </text:span><text:span text:style-name="T46">其“位形式”为</text:span><text:span text:style-name="T26">00000000 00000000 00000000 00000001（即指数部分为</text:span><text:span text:style-name="T30">000000000，查资料知此时存储的为非规格化的浮点数），即二进制的2</text:span><text:span text:style-name="T71">-149</text:span><text:span text:style-name="T8">——</text:span><text:span text:style-name="T30">事实上，</text:span><text:span text:style-name="T35">149=126+23</text:span><text:span text:style-name="T9">——</text:span><text:span text:style-name="T35">约等于</text:span><text:span text:style-name="T30">十进制的1.40*10</text:span><text:span text:style-name="T71">-45</text:span><text:span text:style-name="T30">。验证方法与上溢值类似，记X=2</text:span><text:span text:style-name="T71">-149</text:span><text:span text:style-name="T30">，Y为其前一个机器数（事实上，Y为</text:span><text:span text:style-name="T26">00000000 00000000 00000000 000000</text:span><text:span text:style-name="T30">10），计算X-(Y-X).若结果为0，则X就是下溢值。</text:span></text:p>
      <text:p text:style-name="P18"><text:tab/>对于double类型，是同理的。</text:p>
      <text:p text:style-name="P21"/>
      <text:p text:style-name="P21">·<text:span text:style-name="T68">1.</text:span>3实验过程与结果</text:p>
      <text:p text:style-name="P13"><text:span text:style-name="T13">·</text:span><text:span text:style-name="T14">1.</text:span><text:span text:style-name="T39">3</text:span><text:span text:style-name="T13">.</text:span><text:span text:style-name="T39">1</text:span><text:span text:style-name="T13">机器精度</text:span></text:p>
      <text:p text:style-name="P14"><text:tab/>运行<text:span text:style-name="T26">2.2</text:span><text:span text:style-name="T59">中的代码即可得到</text:span><text:span text:style-name="T26">float类型的机器精度，得到</text:span><text:span text:style-name="T30">二进制的</text:span><text:span text:style-name="T31">2</text:span><text:span text:style-name="T73">-2</text:span><text:span text:style-name="T72">4</text:span><text:span text:style-name="T31">，约等于</text:span><text:span text:style-name="T26">十进制的</text:span><text:span text:style-name="T35">5.96</text:span><text:span text:style-name="T26">*10</text:span><text:span text:style-name="T69">-</text:span><text:span text:style-name="T72">8</text:span><text:span text:style-name="T31">。</text:span></text:p>
      <text:p text:style-name="P10"><text:span text:style-name="T31"><text:tab/>由于运算的速度限制，double类型无法使用float类型的代码进行改动。但是注意到，沿用</text:span><text:span text:style-name="T26">2.2</text:span><text:span text:style-name="T47">中的记号</text:span><text:span text:style-name="T31">[a,b]</text:span><text:span text:style-name="T7">,</text:span><text:span text:style-name="T31">在a=1时相对误差最大，为2</text:span><text:span text:style-name="T73">-2</text:span><text:span text:style-name="T72">4</text:span><text:span text:style-name="T31">；相对误差随a变大而变小，至b=2时误差为2</text:span><text:span text:style-name="T73">-2</text:span><text:span text:style-name="T74">5</text:span><text:span text:style-name="T32">最小；而a=2时，误差又变回</text:span><text:span text:style-name="T31">2</text:span><text:span text:style-name="T73">-2</text:span><text:span text:style-name="T72">4</text:span><text:span text:style-name="T31">（这恰好验证了</text:span><text:span text:style-name="T32">2.2中的</text:span><text:span text:style-name="T36">①</text:span><text:span text:style-name="T32">）</text:span><text:span text:style-name="T31">。因此可以断言，double类型的机器精度——即最大相对误差——也在a</text:span><text:span text:style-name="T32">=</text:span><text:span text:style-name="T35">1</text:span><text:span text:style-name="T32">时取到，为二进制下的</text:span><text:span text:style-name="T31">2</text:span><text:span text:style-name="T73">-</text:span><text:span text:style-name="T74">53</text:span><text:span text:style-name="T31">，约等于</text:span><text:span text:style-name="T32">的</text:span><text:span text:style-name="T58">1.11*10</text:span><text:span text:style-name="T80">-16</text:span><text:span text:style-name="T31">。</text:span></text:p>
      <text:p text:style-name="P15"><text:span text:style-name="T40">·</text:span><text:span text:style-name="T42">1.</text:span><text:span text:style-name="T39">3</text:span><text:span text:style-name="T40">.</text:span><text:span text:style-name="T41">2</text:span><text:span text:style-name="T40">上溢值与下溢值</text:span></text:p>
      <text:p text:style-name="P15"><text:span text:style-name="T40"><text:tab/></text:span><text:span text:style-name="T33">实验过程如</text:span><text:span text:style-name="T34">2.3所述，结果表明查询到的资料正确，详见“结论”部分。</text:span></text:p>
      <text:p text:style-name="P8"/>
      <text:p text:style-name="P8">·<text:span text:style-name="T68">1.</text:span><text:span text:style-name="T2">4</text:span>结论</text:p>
      <text:p text:style-name="P20"><text:s text:c="4"/>对于我所使用的计算机，float类型：<text:line-break/>机器精度为<text:span text:style-name="T60">2</text:span><text:span text:style-name="T76">-2</text:span><text:span text:style-name="T77">4</text:span><text:span text:style-name="T60">，约等于</text:span><text:span text:style-name="T66">5.96</text:span><text:span text:style-name="T61">*10</text:span><text:span text:style-name="T79">-</text:span><text:span text:style-name="T78">8</text:span><text:span text:style-name="T61">；<text:line-break/></text:span>上溢值为<text:span text:style-name="T62">ffff ff00 0000 0000 0000 0000 0000 0000，约等于</text:span><text:span text:style-name="T64">3.40</text:span><text:span text:style-name="T61">*10</text:span><text:span text:style-name="T78">38</text:span><text:span text:style-name="T64">；</text:span><text:span text:style-name="T62"><text:line-break/>下溢值为</text:span><text:span text:style-name="T63">2</text:span><text:span text:style-name="T75">-149</text:span><text:span text:style-name="T63">，约等于1.40*10</text:span><text:span text:style-name="T75">-45</text:span><text:span text:style-name="T63">。<text:line-break/><text:tab/>double类型：</text:span></text:p>
      <text:p text:style-name="P20"><text:span text:style-name="T63">机器精度为</text:span><text:span text:style-name="T60">2</text:span><text:span text:style-name="T76">-</text:span><text:span text:style-name="T78">53</text:span><text:span text:style-name="T60">，约等于</text:span><text:span text:style-name="T54">1.11*10</text:span><text:span text:style-name="T79">-</text:span><text:span text:style-name="T78">16</text:span><text:span text:style-name="T55">；</text:span><text:span text:style-name="T63"><text:line-break/>上溢值为ffff ffff ffff f800*</text:span><text:span text:style-name="T65">16</text:span><text:span text:style-name="T79">-</text:span><text:span text:style-name="T78">240</text:span><text:span text:style-name="T63">，约等于</text:span><text:span text:style-name="T54">1.</text:span><text:span text:style-name="T56">80</text:span><text:span text:style-name="T54">*10</text:span><text:span text:style-name="T79">3</text:span><text:span text:style-name="T78">08</text:span><text:span text:style-name="T63">；</text:span></text:p>
      <text:p text:style-name="P20"><text:span text:style-name="T62">下溢值为</text:span><text:span text:style-name="T60">2</text:span><text:span text:style-name="T76">-</text:span><text:span text:style-name="T78">1074</text:span><text:span text:style-name="T63">，约等于</text:span><text:span text:style-name="T65">4.94*10</text:span><text:span text:style-name="T79">-324</text:span><text:span text:style-name="T63">。</text:span></text:p>
      <text:p text:style-name="P19"/>
      <text:p text:style-name="P19"/>
      <text:p text:style-name="P22"><text:soft-page-break/><text:span text:style-name="Strong_20_Emphasis"><text:span text:style-name="T63">§</text:span></text:span><text:span text:style-name="Strong_20_Emphasis"><text:span text:style-name="T84">2</text:span></text:span><text:span text:style-name="Strong_20_Emphasis"><text:span text:style-name="T83"> 第</text:span></text:span><text:span text:style-name="Strong_20_Emphasis"><text:span text:style-name="T84">3</text:span></text:span><text:span text:style-name="Strong_20_Emphasis"><text:span text:style-name="T83">周</text:span></text:span><text:span text:style-name="Strong_20_Emphasis"><text:span text:style-name="T67">上机(230</text:span></text:span><text:span text:style-name="Strong_20_Emphasis"><text:span text:style-name="T84">301</text:span></text:span><text:span text:style-name="Strong_20_Emphasis"><text:span text:style-name="T67">)实验报告</text:span></text:span></text:p>
      <text:p text:style-name="P22"><text:span text:style-name="Strong_20_Emphasis"><text:span text:style-name="T85">·</text:span></text:span><text:span text:style-name="Strong_20_Emphasis"><text:span text:style-name="T86">2.1 问题1</text:span></text:span></text:p>
      <text:p text:style-name="P22"><text:span text:style-name="Strong_20_Emphasis"><text:span text:style-name="T15">·2.1.1 问题</text:span></text:span></text:p>
      <text:p text:style-name="P22"><text:span text:style-name="Strong_20_Emphasis"><text:span text:style-name="T18"><text:tab/>编写程序计算y</text:span></text:span><text:span text:style-name="Strong_20_Emphasis"><text:span text:style-name="T20">=x-sin(x)</text:span></text:span><text:span text:style-name="Strong_20_Emphasis"><text:span text:style-name="T18">，使得有效位的丢失最多1位。</text:span></text:span></text:p>
      <text:p text:style-name="P22"><text:span text:style-name="Strong_20_Emphasis"><text:span text:style-name="T15">·2.1.2 原理分析与算法实现</text:span></text:span></text:p>
      <text:p text:style-name="P23"><text:span text:style-name="Strong_20_Emphasis"><text:span text:style-name="T18"><text:tab/>熟知x≈</text:span></text:span><text:span text:style-name="Strong_20_Emphasis"><text:span text:style-name="T19">0时</text:span></text:span><text:span text:style-name="Strong_20_Emphasis"><text:span text:style-name="T20">sin(x)≈x</text:span></text:span><text:span text:style-name="Strong_20_Emphasis"><text:span text:style-name="T19">，相减相消会导致有效位丢失。根据提示，当</text:span></text:span><text:span text:style-name="Strong_20_Emphasis"><text:span text:style-name="T19"><draw:frame draw:style-name="fr1" draw:name="对象1" text:anchor-type="as-char" svg:y="-0.66cm" svg:width="2.859cm" svg:height="1.037cm" draw:z-index="2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trong_20_Emphasis"><text:span text:style-name="T19">时，有效位不会丢失超过1位，故这时可以直接调用cmath库中的函</text:span></text:span><text:span text:style-name="Strong_20_Emphasis"><text:span text:style-name="T20">数计算x-sin(x)并输出。而当</text:span></text:span><text:span text:style-name="T19"><draw:frame draw:style-name="fr1" draw:name="对象8" text:anchor-type="as-char" svg:y="-0.66cm" svg:width="2.826cm" svg:height="1.037cm" draw:z-index="8"><draw:object xlink:href="./Object 2" xlink:type="simple" xlink:show="embed" xlink:actuate="onLoad"/><draw:image xlink:href="./ObjectReplacements/Object 2" xlink:type="simple" xlink:show="embed" xlink:actuate="onLoad"/><svg:desc>公式</svg:desc></draw:frame></text:span><text:span text:style-name="Strong_20_Emphasis"><text:span text:style-name="T20">时，可以考虑这样的思路：</text:span></text:span></text:p>
      <text:p text:style-name="P24"><text:span text:style-name="Strong_20_Emphasis"><text:span text:style-name="T20"><text:s text:c="4"/>将sin(x)进行Taylor展开，得</text:span></text:span><text:span text:style-name="T20"><draw:frame draw:style-name="fr1" draw:name="对象2" text:anchor-type="as-char" svg:y="-0.711cm" svg:width="8.296cm" svg:height="1.127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10">,如果</text:span><text:span text:style-name="T21">输入值x（假设为十进制小数）的最后一位有效位为a*10</text:span><text:span text:style-name="T81">-</text:span><text:span text:style-name="T82">b</text:span><text:span text:style-name="Strong_20_Emphasis"><text:span text:style-name="T87">，那么上式只需要计算到使得</text:span></text:span><text:span text:style-name="Strong_20_Emphasis"><text:span text:style-name="T87"><draw:frame draw:style-name="fr1" draw:name="对象3" text:anchor-type="as-char" svg:y="-0.681cm" svg:width="3.872cm" svg:height="1.099cm" draw:z-index="10"><draw:object xlink:href="./Object 4" xlink:type="simple" xlink:show="embed" xlink:actuate="onLoad"/><draw:image xlink:href="./ObjectReplacements/Object 4" xlink:type="simple" xlink:show="embed" xlink:actuate="onLoad"/><svg:desc>公式</svg:desc></draw:frame></text:span></text:span><text:span text:style-name="Strong_20_Emphasis"><text:span text:style-name="T101">的项，即可使有效位的丢失最多1位。子程序如下：</text:span></text:span></text:p>
      <text:p text:style-name="P24"><draw:frame text:anchor-type="paragraph" draw:z-index="11" draw:name="形状1_1" draw:style-name="gr2" draw:text-style-name="P47" svg:width="16.795cm" svg:height="5.294cm" svg:x="0.102cm" svg:y="0.125cm"><draw:text-box><text:p><text:span text:style-name="T121">double _calc(double _x,int _b){//_b</text:span><text:span text:style-name="T121">为上面假设的</text:span><text:span text:style-name="T121">b</text:span></text:p><text:p><text:span text:style-name="T121"><text:tab/></text:span><text:span text:style-name="T121">double _result=_x-sin(_x);</text:span></text:p><text:p><text:span text:style-name="T121"><text:tab/></text:span><text:span text:style-name="T121">if(_result/_x&gt;0.5) return _result;//</text:span><text:span text:style-name="T121">此时直接计算不会导致丢失精度</text:span></text:p><text:p><text:span text:style-name="T121"><text:tab/></text:span><text:span text:style-name="T121">double _tmp=(_x*_x*_x/6), _epsilon=5*pow(10,-_b-1);//_tmp</text:span><text:span text:style-name="T121">用于计算</text:span><text:span text:style-name="T121">x</text:span><text:span text:style-name="T121">的幂</text:span></text:p><text:p><text:span text:style-name="T121"><text:tab/></text:span><text:span text:style-name="T121">int _cnt=3;//</text:span><text:span text:style-name="T121">用于计算分母上的阶乘</text:span></text:p><text:p><text:span text:style-name="T121"><text:tab/></text:span><text:span text:style-name="T121">_result=_tmp;</text:span></text:p><text:p><text:span text:style-name="T121"><text:tab/></text:span><text:span text:style-name="T121">while(abs(_tmp)&gt;_epsilon){</text:span></text:p><text:p><text:span text:style-name="T121"><text:tab/></text:span><text:span text:style-name="T121"><text:tab/></text:span><text:span text:style-name="T121">_tmp=(_tmp*_x*_x*(-1)/(_cnt+1)/(_cnt+2));</text:span></text:p><text:p><text:span text:style-name="T121"><text:tab/></text:span><text:span text:style-name="T121"><text:tab/></text:span><text:span text:style-name="T121">_cnt+=2; _result+=_tmp;</text:span></text:p><text:p><text:span text:style-name="T121"><text:tab/></text:span><text:span text:style-name="T121">}</text:span></text:p><text:p><text:span text:style-name="T121"><text:tab/></text:span><text:span text:style-name="T121">return _result;</text:span></text:p><text:p><text:span text:style-name="T121">}</text:span></text:p></draw:text-box></draw:frame><text:span text:style-name="Strong_20_Emphasis"><text:span text:style-name="T87"/></text:span></text:p>
      <text:p text:style-name="P22"><text:span text:style-name="Strong_20_Emphasis"><text:span text:style-name="T85">·</text:span></text:span><text:span text:style-name="Strong_20_Emphasis"><text:span text:style-name="T86">2.2 问题2</text:span></text:span></text:p>
      <text:p text:style-name="P25"><text:span text:style-name="Strong_20_Emphasis"><text:span text:style-name="T15">·2.</text:span></text:span><text:span text:style-name="Strong_20_Emphasis"><text:span text:style-name="T16">2</text:span></text:span><text:span text:style-name="Strong_20_Emphasis"><text:span text:style-name="T15">.1 问题</text:span></text:span></text:p>
      <text:p text:style-name="P25"><text:span text:style-name="Strong_20_Emphasis"><text:span text:style-name="T18"><text:tab/>计算</text:span></text:span><text:span text:style-name="Strong_20_Emphasis"><text:span text:style-name="T88"><draw:frame draw:style-name="fr1" draw:name="对象4" text:anchor-type="as-char" svg:y="-0.743cm" svg:width="2.538cm" svg:height="1.198cm" draw:z-index="12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Strong_20_Emphasis"><text:span text:style-name="T89">，由分布积分得</text:span></text:span><text:span text:style-name="Strong_20_Emphasis"><text:span text:style-name="T89"><draw:frame draw:style-name="fr1" draw:name="对象9" text:anchor-type="as-char" svg:y="-0.386cm" svg:width="3.263cm" svg:height="0.54cm" draw:z-index="13"><draw:object xlink:href="./Object 9" xlink:type="simple" xlink:show="embed" xlink:actuate="onLoad"/><draw:image xlink:href="./ObjectReplacements/Object 9" xlink:type="simple" xlink:show="embed" xlink:actuate="onLoad"/><svg:desc>公式</svg:desc></draw:frame></text:span></text:span><text:span text:style-name="Strong_20_Emphasis"><text:span text:style-name="T89">，验证数值不稳定。</text:span></text:span></text:p>
      <text:p text:style-name="P25"><text:span text:style-name="Strong_20_Emphasis"><text:span text:style-name="T15">·2.</text:span></text:span><text:span text:style-name="Strong_20_Emphasis"><text:span text:style-name="T16">2</text:span></text:span><text:span text:style-name="Strong_20_Emphasis"><text:span text:style-name="T15">.2 原理分析与算法实现</text:span></text:span></text:p>
      <text:p text:style-name="P26"><text:span text:style-name="Strong_20_Emphasis"><text:span text:style-name="T18"><text:tab/></text:span></text:span><text:span text:style-name="Strong_20_Emphasis"><text:span text:style-name="T22">易知</text:span></text:span><text:span text:style-name="Strong_20_Emphasis"><text:span text:style-name="T90"><draw:frame draw:style-name="fr1" draw:name="对象10" text:anchor-type="as-char" svg:y="-0.377cm" svg:width="1.722cm" svg:height="0.531cm" draw:z-index="14"><draw:object xlink:href="./Object 10" xlink:type="simple" xlink:show="embed" xlink:actuate="onLoad"/><draw:image xlink:href="./ObjectReplacements/Object 10" xlink:type="simple" xlink:show="embed" xlink:actuate="onLoad"/><svg:desc>公式</svg:desc></draw:frame></text:span></text:span><text:span text:style-name="Strong_20_Emphasis"><text:span text:style-name="T89">，</text:span></text:span><text:span text:style-name="Strong_20_Emphasis"><text:span text:style-name="T91">递推的实现是容易的，而积分可以通过黎曼积分的定义进行近似计算（代码如下）。然后分别输出两种方法得到的前n项（n充分大）结果，进行比较即可。</text:span></text:span></text:p>
      <text:p text:style-name="P26"><draw:frame text:anchor-type="paragraph" draw:z-index="15" draw:name="形状1_4" draw:style-name="gr1" draw:text-style-name="P47" svg:width="16.795cm" svg:height="6.973cm" svg:x="0.102cm" svg:y="0.145cm"><draw:text-box><text:p><text:span text:style-name="T121">#include &lt;cstdio&gt;</text:span></text:p><text:p><text:span text:style-name="T121">#include &lt;cmath&gt;</text:span></text:p><text:p><text:span text:style-name="T121">using namespace std;</text:span></text:p><text:p><text:span text:style-name="T121">int n; double len,start,end;//</text:span><text:span text:style-name="T121">后三项分别是步长、积分下限和上限</text:span></text:p><text:p><text:span text:style-name="T121">double _f(double _x){//</text:span><text:span text:style-name="T121">计算函数值</text:span></text:p><text:p><text:span text:style-name="T121"><text:tab/></text:span><text:span text:style-name="T121">double _r=exp(_x);</text:span></text:p><text:p><text:span text:style-name="T121"><text:tab/></text:span><text:span text:style-name="T121">for(int i=0;i&lt;n;i++) _r*=_x;</text:span></text:p><text:p><text:span text:style-name="T121"><text:tab/></text:span><text:span text:style-name="T121">return _r;</text:span></text:p><text:p><text:span text:style-name="T121">}</text:span></text:p><text:p><text:span text:style-name="T121">int main(){</text:span></text:p><text:p><text:span text:style-name="T121"><text:tab/></text:span><text:span text:style-name="T121">scanf("%d%lf%lf%lf",&amp;len,&amp;start,&amp;end);//</text:span><text:span text:style-name="T121">本题积分下限和上限分别为</text:span><text:span text:style-name="T121">0</text:span><text:span text:style-name="T121">和</text:span><text:span text:style-name="T121">1</text:span></text:p><text:p><text:span text:style-name="T121"><text:tab/></text:span><text:span text:style-name="T121">double x=start+len/2,S=0;</text:span></text:p><text:p><text:span text:style-name="T121"><text:tab/></text:span><text:span text:style-name="T121">while(x&lt;end){ S+=(_f(x)*len); x+=len; }</text:span></text:p><text:p><text:span text:style-name="T121"><text:tab/></text:span><text:span text:style-name="T121">printf("%.12f",S);//</text:span><text:span text:style-name="T121">讲过尝试，输出</text:span><text:span text:style-name="T121">12</text:span><text:span text:style-name="T121">位小数对本题的比较就足够了</text:span></text:p><text:p><text:span text:style-name="T121"><text:tab/></text:span><text:span text:style-name="T121">return 0;</text:span></text:p><text:p><text:span text:style-name="T121">}</text:span></text:p></draw:text-box></draw:frame><text:span text:style-name="Strong_20_Emphasis"><text:span text:style-name="T91"/></text:span></text:p>
      <text:p text:style-name="P27"><text:soft-page-break/><text:span text:style-name="Strong_20_Emphasis"><text:span text:style-name="T103">·2.</text:span></text:span><text:span text:style-name="Strong_20_Emphasis"><text:span text:style-name="T104">2</text:span></text:span><text:span text:style-name="Strong_20_Emphasis"><text:span text:style-name="T103">.</text:span></text:span><text:span text:style-name="Strong_20_Emphasis"><text:span text:style-name="T105">3</text:span></text:span><text:span text:style-name="Strong_20_Emphasis"><text:span text:style-name="T103"> 结果与分析</text:span></text:span></text:p>
      <text:p text:style-name="P27"><text:span text:style-name="Strong_20_Emphasis"><text:span text:style-name="T103"><text:s text:c="4"/></text:span></text:span><text:span text:style-name="Strong_20_Emphasis"><text:span text:style-name="T92">使用递推和直接计算积分的方式分别计算了</text:span></text:span><text:span text:style-name="Strong_20_Emphasis"><text:span text:style-name="T93">y</text:span></text:span><text:span text:style-name="Strong_20_Emphasis"><text:span text:style-name="T112">0</text:span></text:span><text:span text:style-name="Strong_20_Emphasis"><text:span text:style-name="T93">到y</text:span></text:span><text:span text:style-name="Strong_20_Emphasis"><text:span text:style-name="T112">20</text:span></text:span><text:span text:style-name="Strong_20_Emphasis"><text:span text:style-name="T93">的数据（计算积分时，取步长为0.00001）。</text:span></text:span><text:span text:style-name="Strong_20_Emphasis"><text:span text:style-name="T95">第0~15项两者数值相差不大，而</text:span></text:span><text:span text:style-name="Strong_20_Emphasis"><text:span text:style-name="T93">将y</text:span></text:span><text:span text:style-name="Strong_20_Emphasis"><text:span text:style-name="T113">16</text:span></text:span><text:span text:style-name="Strong_20_Emphasis"><text:span text:style-name="T94">到y</text:span></text:span><text:span text:style-name="Strong_20_Emphasis"><text:span text:style-name="T113">20</text:span></text:span><text:span text:style-name="Strong_20_Emphasis"><text:span text:style-name="T94">的结果如下：</text:span></text:span></text:p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B"/>
        <table:table-column table:style-name="表格1.F"/>
        <table:table-row table:style-name="表格1.1">
          <table:table-cell table:style-name="表格1.A1" office:value-type="string">
            <text:p text:style-name="P35"/>
          </table:table-cell>
          <table:table-cell table:style-name="表格1.A1" office:value-type="string">
            <text:p text:style-name="P32"><text:span text:style-name="Strong_20_Emphasis"><text:span text:style-name="T93">y</text:span></text:span><text:span text:style-name="Strong_20_Emphasis"><text:span text:style-name="T113">1</text:span></text:span><text:span text:style-name="Strong_20_Emphasis"><text:span text:style-name="T114">6</text:span></text:span></text:p>
          </table:table-cell>
          <table:table-cell table:style-name="表格1.A1" office:value-type="string">
            <text:p text:style-name="P32"><text:span text:style-name="Strong_20_Emphasis"><text:span text:style-name="T93">y</text:span></text:span><text:span text:style-name="Strong_20_Emphasis"><text:span text:style-name="T113">1</text:span></text:span><text:span text:style-name="Strong_20_Emphasis"><text:span text:style-name="T114">7</text:span></text:span></text:p>
          </table:table-cell>
          <table:table-cell table:style-name="表格1.A1" office:value-type="string">
            <text:p text:style-name="P32"><text:span text:style-name="Strong_20_Emphasis"><text:span text:style-name="T93">y</text:span></text:span><text:span text:style-name="Strong_20_Emphasis"><text:span text:style-name="T113">1</text:span></text:span><text:span text:style-name="Strong_20_Emphasis"><text:span text:style-name="T114">8</text:span></text:span></text:p>
          </table:table-cell>
          <table:table-cell table:style-name="表格1.A1" office:value-type="string">
            <text:p text:style-name="P32"><text:span text:style-name="Strong_20_Emphasis"><text:span text:style-name="T93">y</text:span></text:span><text:span text:style-name="Strong_20_Emphasis"><text:span text:style-name="T113">1</text:span></text:span><text:span text:style-name="Strong_20_Emphasis"><text:span text:style-name="T114">9</text:span></text:span></text:p>
          </table:table-cell>
          <table:table-cell table:style-name="表格1.F1" office:value-type="string">
            <text:p text:style-name="P32"><text:span text:style-name="Strong_20_Emphasis"><text:span text:style-name="T93">y</text:span></text:span><text:span text:style-name="Strong_20_Emphasis"><text:span text:style-name="T114">20</text:span></text:span></text:p>
          </table:table-cell>
        </table:table-row>
        <table:table-row table:style-name="表格1.2">
          <table:table-cell table:style-name="表格1.A2" office:value-type="string">
            <text:p text:style-name="P35">积分</text:p>
          </table:table-cell>
          <table:table-cell table:style-name="表格1.B2" office:value-type="string">
            <text:p text:style-name="P43">0.151460885341</text:p>
          </table:table-cell>
          <table:table-cell table:style-name="表格1.B2" office:value-type="string">
            <text:p text:style-name="P43">0.143446774096</text:p>
          </table:table-cell>
          <table:table-cell table:style-name="表格1.A2" office:value-type="string">
            <text:p text:style-name="P40">0.136239890758</text:p>
          </table:table-cell>
          <table:table-cell table:style-name="表格1.A2" office:value-type="string">
            <text:p text:style-name="P40">0.129723899654</text:p>
          </table:table-cell>
          <table:table-cell table:style-name="表格1.F2" office:value-type="string">
            <text:p text:style-name="P40">0.123803830520</text:p>
          </table:table-cell>
        </table:table-row>
        <table:table-row table:style-name="表格1.1">
          <table:table-cell table:style-name="表格1.A2" office:value-type="string">
            <text:p text:style-name="P35">递推</text:p>
          </table:table-cell>
          <table:table-cell table:style-name="表格1.A2" office:value-type="string">
            <text:p text:style-name="P40">0.15034816<text:span text:style-name="T120">1</text:span>837</text:p>
          </table:table-cell>
          <table:table-cell table:style-name="表格1.A2" office:value-type="string">
            <text:p text:style-name="P43">0.162363077223</text:p>
          </table:table-cell>
          <table:table-cell table:style-name="表格1.A2" office:value-type="string">
            <text:p text:style-name="P46">-0.204253561558</text:p>
          </table:table-cell>
          <table:table-cell table:style-name="表格1.A2" office:value-type="string">
            <text:p text:style-name="P43">6.599099498066</text:p>
          </table:table-cell>
          <table:table-cell table:style-name="表格1.F3" office:value-type="string">
            <text:p text:style-name="P46">-129.263708132859</text:p>
          </table:table-cell>
        </table:table-row>
      </table:table>
      <text:p text:style-name="P30"><text:span text:style-name="Strong_20_Emphasis"><text:span text:style-name="T111"><text:s/></text:span></text:span></text:p>
      <text:p text:style-name="P30"><text:span text:style-name="Strong_20_Emphasis"><text:span text:style-name="T94"><text:tab/>其实即使只看递推的结果，不与直接积分的比较，也能知道对于此问题递推算法并不稳定——因为显然所求积分&gt;</text:span></text:span><text:span text:style-name="Strong_20_Emphasis"><text:span text:style-name="T96">0，而在第18项中，递推算法得到了负值！</text:span></text:span></text:p>
      <text:p text:style-name="P28"><text:span text:style-name="Strong_20_Emphasis"><text:span text:style-name="T96"><text:s text:c="4"/>究其原因，一方面，递推公式中</text:span></text:span><text:span text:style-name="Strong_20_Emphasis"><text:span text:style-name="T93">y</text:span></text:span><text:span text:style-name="Strong_20_Emphasis"><text:span text:style-name="T112">n</text:span></text:span><text:span text:style-name="Strong_20_Emphasis"><text:span text:style-name="T96">的系数n+1会使得误差ε被放大至多n+1倍，而当项数n较大时，相对误差界会开始快速地变大。另一方面，递推算法得到的结果从</text:span></text:span><text:span text:style-name="Strong_20_Emphasis"><text:span text:style-name="T93">y</text:span></text:span><text:span text:style-name="Strong_20_Emphasis"><text:span text:style-name="T115">17</text:span></text:span><text:span text:style-name="Strong_20_Emphasis"><text:span text:style-name="T96">开始不稳定，是因为17*</text:span></text:span><text:span text:style-name="Strong_20_Emphasis"><text:span text:style-name="T93">y</text:span></text:span><text:span text:style-name="Strong_20_Emphasis"><text:span text:style-name="T115">16</text:span></text:span><text:span text:style-name="Strong_20_Emphasis"><text:span text:style-name="T96">≈2.55，与e的数值接近，开始出现了较明显的相减相消现象。</text:span></text:span></text:p>
      <text:p text:style-name="P27"><text:span text:style-name="Strong_20_Emphasis"><text:span text:style-name="T94"/></text:span></text:p>
      <text:p text:style-name="P22"><text:span text:style-name="Strong_20_Emphasis"><text:span text:style-name="T85">·</text:span></text:span><text:span text:style-name="Strong_20_Emphasis"><text:span text:style-name="T86">2.3 问题3</text:span></text:span></text:p>
      <text:p text:style-name="P29"><text:span text:style-name="Strong_20_Emphasis"><text:span text:style-name="T15">·2.</text:span></text:span><text:span text:style-name="Strong_20_Emphasis"><text:span text:style-name="T16">2</text:span></text:span><text:span text:style-name="Strong_20_Emphasis"><text:span text:style-name="T15">.1 问题</text:span></text:span></text:p>
      <text:p text:style-name="P29"><text:span text:style-name="Strong_20_Emphasis"><text:span text:style-name="T18"><text:tab/>考虑递推</text:span></text:span><text:span text:style-name="Strong_20_Emphasis"><text:span text:style-name="T88"><draw:frame draw:style-name="fr1" draw:name="对象11" text:anchor-type="as-char" svg:y="-0.619cm" svg:width="3.552cm" svg:height="0.998cm" draw:z-index="16"><draw:object xlink:href="./Object 11" xlink:type="simple" xlink:show="embed" xlink:actuate="onLoad"/><draw:image xlink:href="./ObjectReplacements/Object 11" xlink:type="simple" xlink:show="embed" xlink:actuate="onLoad"/><svg:desc>公式</svg:desc></draw:frame></text:span></text:span><text:span text:style-name="Strong_20_Emphasis"><text:span text:style-name="T89">，</text:span></text:span><text:span text:style-name="Strong_20_Emphasis"><text:span text:style-name="T97">考虑初值(x</text:span></text:span><text:span text:style-name="Strong_20_Emphasis"><text:span text:style-name="T116">0</text:span></text:span><text:span text:style-name="Strong_20_Emphasis"><text:span text:style-name="T97">,x</text:span></text:span><text:span text:style-name="Strong_20_Emphasis"><text:span text:style-name="T116">1</text:span></text:span><text:span text:style-name="Strong_20_Emphasis"><text:span text:style-name="T97">)=(1,1/3)或(1,4)，算法是否稳定？</text:span></text:span></text:p>
      <text:p text:style-name="P29"><text:span text:style-name="Strong_20_Emphasis"><text:span text:style-name="T15">·2.</text:span></text:span><text:span text:style-name="Strong_20_Emphasis"><text:span text:style-name="T17">3</text:span></text:span><text:span text:style-name="Strong_20_Emphasis"><text:span text:style-name="T15">.2 原理分析与算法实现</text:span></text:span></text:p>
      <text:p text:style-name="P29"><text:span text:style-name="Strong_20_Emphasis"><text:span text:style-name="T18"><text:tab/>所求为二阶齐次线性递推，可以通过特征方程式的方式求出其通项为</text:span></text:span><text:span text:style-name="Strong_20_Emphasis"><text:span text:style-name="T18"><draw:frame draw:style-name="fr1" draw:name="对象12" text:anchor-type="as-char" svg:y="-0.681cm" svg:width="2.999cm" svg:height="1.058cm" draw:z-index="17"><draw:object xlink:href="./Object 12" xlink:type="simple" xlink:show="embed" xlink:actuate="onLoad"/><draw:image xlink:href="./ObjectReplacements/Object 12" xlink:type="simple" xlink:show="embed" xlink:actuate="onLoad"/><svg:desc>公式</svg:desc></draw:frame></text:span></text:span><text:span text:style-name="Strong_20_Emphasis"><text:span text:style-name="T102">，并根据初值计算出系数</text:span></text:span><text:span text:style-name="Strong_20_Emphasis"><text:span text:style-name="T102"><draw:frame draw:style-name="fr1" draw:name="对象13" text:anchor-type="as-char" svg:y="-0.683cm" svg:width="5.022cm" svg:height="1.062cm" draw:z-index="18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Strong_20_Emphasis"><text:span text:style-name="T102">。分别用递推和通项两种方式计算出前n项（n充分大）结果，进行比较即可。由于两种算法都很简单，在此不列出代码。</text:span></text:span></text:p>
      <text:p text:style-name="P29"><text:span text:style-name="Strong_20_Emphasis"><text:span text:style-name="T102"/></text:span></text:p>
      <text:p text:style-name="P29"><text:span text:style-name="Strong_20_Emphasis"><text:span text:style-name="T103">·2.</text:span></text:span><text:span text:style-name="Strong_20_Emphasis"><text:span text:style-name="T106">3</text:span></text:span><text:span text:style-name="Strong_20_Emphasis"><text:span text:style-name="T103">.</text:span></text:span><text:span text:style-name="Strong_20_Emphasis"><text:span text:style-name="T105">3</text:span></text:span><text:span text:style-name="Strong_20_Emphasis"><text:span text:style-name="T103"> 结果与分析</text:span></text:span></text:p>
      <text:p text:style-name="P31"><text:span text:style-name="Strong_20_Emphasis"><text:span text:style-name="T103"><text:s/></text:span></text:span><text:span text:style-name="Strong_20_Emphasis"><text:span text:style-name="T92"><text:tab/>对于第一组初值，在第</text:span></text:span><text:span text:style-name="Strong_20_Emphasis"><text:span text:style-name="T100">2项时</text:span></text:span><text:span text:style-name="Strong_20_Emphasis"><text:span text:style-name="T98">，两种算法得到的值就已经有约</text:span></text:span><text:span text:style-name="Strong_20_Emphasis"><text:span text:style-name="T100">10%</text:span></text:span><text:span text:style-name="Strong_20_Emphasis"><text:span text:style-name="T98">的差距；而</text:span></text:span><text:span text:style-name="Strong_20_Emphasis"><text:span text:style-name="T92">在</text:span></text:span><text:span text:style-name="Strong_20_Emphasis"><text:span text:style-name="T98">n&gt;</text:span></text:span><text:span text:style-name="Strong_20_Emphasis"><text:span text:style-name="T99">=15</text:span></text:span><text:span text:style-name="Strong_20_Emphasis"><text:span text:style-name="T98">时，使用递推竟然会得到递增的值（如下表）！这说明在此初值下，递推算法并不稳定。</text:span></text:span></text:p>
      <table:table table:name="表格2" table:style-name="表格2">
        <table:table-column table:style-name="表格2.A"/>
        <table:table-column table:style-name="表格2.B" table:number-columns-repeated="5"/>
        <table:table-row table:style-name="表格2.1">
          <table:table-cell table:style-name="表格2.A1" office:value-type="string">
            <text:p text:style-name="P36"/>
          </table:table-cell>
          <table:table-cell table:style-name="表格2.A1" office:value-type="string">
            <text:p text:style-name="P33"><text:span text:style-name="Strong_20_Emphasis"><text:span text:style-name="T93">x</text:span></text:span><text:span text:style-name="Strong_20_Emphasis"><text:span text:style-name="T117">2</text:span></text:span></text:p>
          </table:table-cell>
          <table:table-cell table:style-name="表格2.A1" office:value-type="string">
            <text:p text:style-name="P33"><text:span text:style-name="Strong_20_Emphasis"><text:span text:style-name="T93">x</text:span></text:span><text:span text:style-name="Strong_20_Emphasis"><text:span text:style-name="T117">3</text:span></text:span></text:p>
          </table:table-cell>
          <table:table-cell table:style-name="表格2.A1" office:value-type="string">
            <text:p text:style-name="P33"><text:span text:style-name="Strong_20_Emphasis"><text:span text:style-name="T93">x</text:span></text:span><text:span text:style-name="Strong_20_Emphasis"><text:span text:style-name="T117">4</text:span></text:span></text:p>
          </table:table-cell>
          <table:table-cell table:style-name="表格2.A1" office:value-type="string">
            <text:p text:style-name="P33"><text:span text:style-name="Strong_20_Emphasis"><text:span text:style-name="T93">x</text:span></text:span><text:span text:style-name="Strong_20_Emphasis"><text:span text:style-name="T117">5</text:span></text:span></text:p>
          </table:table-cell>
          <table:table-cell table:style-name="表格2.F1" office:value-type="string">
            <text:p text:style-name="P33"><text:span text:style-name="Strong_20_Emphasis"><text:span text:style-name="T93">x</text:span></text:span><text:span text:style-name="Strong_20_Emphasis"><text:span text:style-name="T117">6</text:span></text:span></text:p>
          </table:table-cell>
        </table:table-row>
        <table:table-row table:style-name="表格2.2">
          <table:table-cell table:style-name="表格2.A2" office:value-type="string">
            <text:p text:style-name="P38">通项</text:p>
          </table:table-cell>
          <table:table-cell table:style-name="表格2.B2" office:value-type="string">
            <text:p text:style-name="P44">0.090909090909</text:p>
          </table:table-cell>
          <table:table-cell table:style-name="表格2.B2" office:value-type="string">
            <text:p text:style-name="P44">0.030303030303</text:p>
          </table:table-cell>
          <table:table-cell table:style-name="表格2.A2" office:value-type="string">
            <text:p text:style-name="P41">0.010101010101</text:p>
          </table:table-cell>
          <table:table-cell table:style-name="表格2.A2" office:value-type="string">
            <text:p text:style-name="P41">0.003367003367</text:p>
          </table:table-cell>
          <table:table-cell table:style-name="表格2.F2" office:value-type="string">
            <text:p text:style-name="P41">0.000374111485</text:p>
          </table:table-cell>
        </table:table-row>
        <table:table-row table:style-name="表格2.1">
          <table:table-cell table:style-name="表格2.A2" office:value-type="string">
            <text:p text:style-name="P36">递推</text:p>
          </table:table-cell>
          <table:table-cell table:style-name="表格2.A2" office:value-type="string">
            <text:p text:style-name="P41">0.111111111111</text:p>
          </table:table-cell>
          <table:table-cell table:style-name="表格2.A2" office:value-type="string">
            <text:p text:style-name="P44">0.037037037037</text:p>
          </table:table-cell>
          <table:table-cell table:style-name="表格2.A2" office:value-type="string">
            <text:p text:style-name="P44">0.012345679012</text:p>
          </table:table-cell>
          <table:table-cell table:style-name="表格2.A2" office:value-type="string">
            <text:p text:style-name="P44">0.004115226337</text:p>
          </table:table-cell>
          <table:table-cell table:style-name="表格2.F3" office:value-type="string">
            <text:p text:style-name="P44">0.001371742112</text:p>
          </table:table-cell>
        </table:table-row>
      </table:table>
      <text:p text:style-name="P2"/>
      <table:table table:name="表格4" table:style-name="表格4">
        <table:table-column table:style-name="表格4.A"/>
        <table:table-column table:style-name="表格4.B" table:number-columns-repeated="5"/>
        <table:table-row table:style-name="表格4.1"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34"><text:span text:style-name="Strong_20_Emphasis"><text:span text:style-name="T93">x</text:span></text:span><text:span text:style-name="Strong_20_Emphasis"><text:span text:style-name="T118">15</text:span></text:span></text:p>
          </table:table-cell>
          <table:table-cell table:style-name="表格4.A1" office:value-type="string">
            <text:p text:style-name="P34"><text:span text:style-name="Strong_20_Emphasis"><text:span text:style-name="T93">x</text:span></text:span><text:span text:style-name="Strong_20_Emphasis"><text:span text:style-name="T118">16</text:span></text:span></text:p>
          </table:table-cell>
          <table:table-cell table:style-name="表格4.A1" office:value-type="string">
            <text:p text:style-name="P34"><text:span text:style-name="Strong_20_Emphasis"><text:span text:style-name="T93">x</text:span></text:span><text:span text:style-name="Strong_20_Emphasis"><text:span text:style-name="T118">17</text:span></text:span></text:p>
          </table:table-cell>
          <table:table-cell table:style-name="表格4.A1" office:value-type="string">
            <text:p text:style-name="P34"><text:span text:style-name="Strong_20_Emphasis"><text:span text:style-name="T93">x</text:span></text:span><text:span text:style-name="Strong_20_Emphasis"><text:span text:style-name="T118">18</text:span></text:span></text:p>
          </table:table-cell>
          <table:table-cell table:style-name="表格4.F1" office:value-type="string">
            <text:p text:style-name="P34"><text:span text:style-name="Strong_20_Emphasis"><text:span text:style-name="T93">x</text:span></text:span><text:span text:style-name="Strong_20_Emphasis"><text:span text:style-name="T118">19</text:span></text:span></text:p>
          </table:table-cell>
        </table:table-row>
        <table:table-row table:style-name="表格4.2">
          <table:table-cell table:style-name="表格4.A2" office:value-type="string">
            <text:p text:style-name="P39">通项</text:p>
          </table:table-cell>
          <table:table-cell table:style-name="表格4.B2" office:value-type="string">
            <text:p text:style-name="P45">0.000000057020</text:p>
          </table:table-cell>
          <table:table-cell table:style-name="表格4.B2" office:value-type="string">
            <text:p text:style-name="P45">0.000000019007</text:p>
          </table:table-cell>
          <table:table-cell table:style-name="表格4.A2" office:value-type="string">
            <text:p text:style-name="P42">0.000000006336</text:p>
          </table:table-cell>
          <table:table-cell table:style-name="表格4.A2" office:value-type="string">
            <text:p text:style-name="P42">0.000000002112</text:p>
          </table:table-cell>
          <table:table-cell table:style-name="表格4.F2" office:value-type="string">
            <text:p text:style-name="P42">0.000000000704</text:p>
          </table:table-cell>
        </table:table-row>
        <table:table-row table:style-name="表格4.1">
          <table:table-cell table:style-name="表格4.A2" office:value-type="string">
            <text:p text:style-name="P37">递推</text:p>
          </table:table-cell>
          <table:table-cell table:style-name="表格4.A2" office:value-type="string">
            <text:p text:style-name="P42">0.000000073411</text:p>
          </table:table-cell>
          <table:table-cell table:style-name="表格4.A2" office:value-type="string">
            <text:p text:style-name="P45">0.000000038108</text:p>
          </table:table-cell>
          <table:table-cell table:style-name="表格4.A2" office:value-type="string">
            <text:p text:style-name="P45">0.000000067254</text:p>
          </table:table-cell>
          <table:table-cell table:style-name="表格4.A2" office:value-type="string">
            <text:p text:style-name="P45">0.000000953022</text:p>
          </table:table-cell>
          <table:table-cell table:style-name="表格4.F3" office:value-type="string">
            <text:p text:style-name="P45">0.000003808932</text:p>
          </table:table-cell>
        </table:table-row>
      </table:table>
      <text:p text:style-name="P1"><text:tab/>究其原因，<text:span text:style-name="Strong_20_Emphasis"><text:span text:style-name="T108">在第一组初值下，通项公式的系数A=0，这意味着恰好有x</text:span></text:span><text:span text:style-name="Strong_20_Emphasis"><text:span text:style-name="T119">n+1</text:span></text:span><text:span text:style-name="Strong_20_Emphasis"><text:span text:style-name="T109">=</text:span></text:span><text:span text:style-name="Strong_20_Emphasis"><text:span text:style-name="T108">x</text:span></text:span><text:span text:style-name="Strong_20_Emphasis"><text:span text:style-name="T119">n</text:span></text:span><text:span text:style-name="Strong_20_Emphasis"><text:span text:style-name="T108">/3。而注意到，递推公式中x</text:span></text:span><text:span text:style-name="Strong_20_Emphasis"><text:span text:style-name="T119">n</text:span></text:span><text:span text:style-name="Strong_20_Emphasis"><text:span text:style-name="T108">系数13/3大约是x</text:span></text:span><text:span text:style-name="Strong_20_Emphasis"><text:span text:style-name="T119">n-1</text:span></text:span><text:span text:style-name="Strong_20_Emphasis"><text:span text:style-name="T108">的系数</text:span></text:span><text:span text:style-name="Strong_20_Emphasis"><text:span text:style-name="T109">4/3的三倍，这导致计算递推的时候出现了明显的相减相消现象，所以两种算法的结果在一开始就出现差距，递推算法不稳定。</text:span></text:span></text:p>
      <text:p text:style-name="P1"><text:span text:style-name="Strong_20_Emphasis"><text:span text:style-name="T109"><text:tab/>而在第二组初值下并不存在这样的问题，两种算法的值在前</text:span></text:span><text:span text:style-name="Strong_20_Emphasis"><text:span text:style-name="T110">30项没有出现较大差距（数据略），此时递推算法稳定。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标准" style:font-family-generic="modern" style:font-pitch="fixed"/>
    <style:font-face style:name="宋体" svg:font-family="宋体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Mono" fo:font-family="'Liberation Mono'" style:font-style-name="标准" style:font-family-generic="modern" style:font-pitch="fixed" fo:font-size="12pt" style:font-name-asian="宋体" style:font-family-asian="宋体" style:font-pitch-asian="variable" style:font-size-asian="12pt" style:font-style-asian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15:54:36.646000000</meta:creation-date>
    <dc:date>2023-03-09T01:17:30.057000000</dc:date>
    <meta:editing-duration>PT3H12M5S</meta:editing-duration>
    <meta:editing-cycles>86</meta:editing-cycles>
    <meta:generator>LibreOffice/7.1.4.2$Windows_X86_64 LibreOffice_project/a529a4fab45b75fefc5b6226684193eb000654f6</meta:generator>
    <meta:document-statistic meta:table-count="3" meta:image-count="0" meta:object-count="13" meta:page-count="4" meta:paragraph-count="103" meta:word-count="2066" meta:character-count="3389" meta:non-whitespace-character-count="3293"/>
  </office:meta>
</office:document-meta>
</file>

<file path=Object 1/content.xml><?xml version="1.0" encoding="utf-8"?>
<math xmlns="http://www.w3.org/1998/Math/MathML" display="block">
  <semantics>
    <mrow>
      <mfrac>
        <mrow>
          <mo fence="true" form="prefix" stretchy="false">(</mo>
          <mrow>
            <mrow>
              <mrow>
                <mi>x</mi>
                <mo stretchy="false">−</mo>
                <mi>sin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i>x</mi>
      </mfrac>
      <mi>≥</mi>
      <mfrac>
        <mn>1</mn>
        <mn>2</mn>
      </mfrac>
    </mrow>
    <annotation encoding="StarMath 5.0">frac {(x-sin(x))} {x} ≥ {1} over {2} </annotation>
  </semantics>
</math>
</file>

<file path=Object 10/content.xml><?xml version="1.0" encoding="utf-8"?>
<math xmlns="http://www.w3.org/1998/Math/MathML" display="block">
  <semantics>
    <mrow>
      <msub>
        <mi>y</mi>
        <mn>0</mn>
      </msub>
      <mo stretchy="false">=</mo>
      <mrow>
        <mi>e</mi>
        <mo stretchy="false">−</mo>
        <mn>1</mn>
      </mrow>
    </mrow>
    <annotation encoding="StarMath 5.0">y_{0}= e-1</annotation>
  </semantics>
</math>
</file>

<file path=Object 1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frac>
          <mn>13</mn>
          <mn>3</mn>
        </mfrac>
      </mrow>
      <mrow>
        <msub>
          <mi>x</mi>
          <mi>n</mi>
        </msub>
        <mo stretchy="false">−</mo>
        <mfrac>
          <mn>4</mn>
          <mn>3</mn>
        </mfrac>
      </mrow>
      <msub>
        <mi>x</mi>
        <mrow>
          <mi>n</mi>
          <mo stretchy="false">−</mo>
          <mn>1</mn>
        </mrow>
      </msub>
    </mrow>
    <annotation encoding="StarMath 5.0">x_{n+1}= {13} over {3} x_{n}-{4} over {3} x_{n-1}</annotation>
  </semantics>
</math>
</file>

<file path=Object 12/content.xml><?xml version="1.0" encoding="utf-8"?>
<math xmlns="http://www.w3.org/1998/Math/MathML" display="block">
  <semantics>
    <mrow>
      <mrow>
        <msub>
          <mi>x</mi>
          <mi>n</mi>
        </msub>
        <mo stretchy="false">=</mo>
        <mi>A</mi>
      </mrow>
      <mrow>
        <msup>
          <mn>4</mn>
          <mi>n</mi>
        </msup>
        <mo stretchy="false">+</mo>
        <mi>B</mi>
      </mrow>
      <msup>
        <mrow>
          <mo fence="true" form="prefix" stretchy="false">(</mo>
          <mrow>
            <mfrac>
              <mn>1</mn>
              <mn>3</mn>
            </mfrac>
          </mrow>
          <mo fence="true" form="postfix" stretchy="false">)</mo>
        </mrow>
        <mi>n</mi>
      </msup>
    </mrow>
    <annotation encoding="StarMath 5.0">x_{n}= A 4^{n}+B ({1} over {3} )^{ n }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frac>
          <mrow>
            <mn>3</mn>
            <mrow>
              <msub>
                <mi>x</mi>
                <mn>1</mn>
              </msub>
              <mo stretchy="false">−</mo>
              <msub>
                <mi>x</mi>
                <mn>0</mn>
              </msub>
            </mrow>
          </mrow>
          <mn>11</mn>
        </mfrac>
      </mrow>
      <mi>,</mi>
      <mrow>
        <mi>B</mi>
        <mo stretchy="false">=</mo>
        <mfrac>
          <mrow>
            <mn>10</mn>
            <mrow>
              <msub>
                <mi>x</mi>
                <mn>0</mn>
              </msub>
              <mo stretchy="false">−</mo>
              <mn>3</mn>
            </mrow>
            <msub>
              <mi>x</mi>
              <mn>1</mn>
            </msub>
          </mrow>
          <mn>11</mn>
        </mfrac>
      </mrow>
    </mrow>
    <annotation encoding="StarMath 5.0">A= frac {3x_{1}-x_{0}} {11},B= frac{10x_{0}-3x_{1}}{ 11 }</annotation>
  </semantics>
</math>
</file>

<file path=Object 2/content.xml><?xml version="1.0" encoding="utf-8"?>
<math xmlns="http://www.w3.org/1998/Math/MathML" display="block">
  <semantics>
    <mrow>
      <mfrac>
        <mrow>
          <mo fence="true" form="prefix" stretchy="false">(</mo>
          <mrow>
            <mrow>
              <mrow>
                <mi>x</mi>
                <mo stretchy="false">−</mo>
                <mi>sin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i>x</mi>
      </mfrac>
      <mo stretchy="false">&lt;</mo>
      <mfrac>
        <mn>1</mn>
        <mn>2</mn>
      </mfrac>
    </mrow>
    <annotation encoding="StarMath 5.0">frac {(x-sin(x))} {x}&lt;{1} over {2} </annotation>
  </semantics>
</math>
</file>

<file path=Object 3/content.xml><?xml version="1.0" encoding="utf-8"?>
<math xmlns="http://www.w3.org/1998/Math/MathML" display="block">
  <semantics>
    <mrow>
      <mrow>
        <mi>x</mi>
        <mo stretchy="false">−</mo>
        <mi>si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3</mn>
            <mi>!</mi>
          </mrow>
        </mfrac>
      </mrow>
      <mrow>
        <msup>
          <mi>x</mi>
          <mn>3</mn>
        </msup>
        <mo stretchy="false">−</mo>
        <mfrac>
          <mn>1</mn>
          <mrow>
            <mn>5</mn>
            <mi>!</mi>
          </mrow>
        </mfrac>
      </mrow>
      <mrow>
        <msup>
          <mi>x</mi>
          <mn>5</mn>
        </msup>
        <mo stretchy="false">+</mo>
        <mn>...</mn>
        <mo stretchy="false">+</mo>
        <mfrac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row>
              <mi>n</mi>
              <mo stretchy="false">−</mo>
              <mn>1</mn>
            </mrow>
          </msup>
          <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  <mi>!</mi>
          </mrow>
        </mfrac>
      </mrow>
      <mrow>
        <msup>
          <mi>x</mi>
          <mrow>
            <mn>2</mn>
            <mrow>
              <mi>n</mi>
              <mo stretchy="false">+</mo>
              <mn>1</mn>
            </mrow>
          </mrow>
        </msup>
        <mo stretchy="false">+</mo>
        <mn>..</mn>
      </mrow>
      <mi>.</mi>
    </mrow>
    <annotation encoding="StarMath 5.0">x-sin(x)= {1} over {3!} x^{3}- {1} over {5!} x^{5}+...+{(-1)^{n-1} } over {(2n+1)!} x^{2n+1}+...</annotation>
  </semantics>
</math>
</file>

<file path=Object 4/content.xml><?xml version="1.0" encoding="utf-8"?>
<math xmlns="http://www.w3.org/1998/Math/MathML" display="block">
  <semantics>
    <mrow>
      <mrow>
        <mo fence="true" form="prefix" stretchy="true">|</mo>
        <mrow>
          <mfrac>
            <msup>
              <mi>x</mi>
              <mrow>
                <mn>2</mn>
                <mrow>
                  <mi>n</mi>
                  <mo stretchy="false">+</mo>
                  <mn>1</mn>
                </mrow>
              </mrow>
            </msup>
            <mrow>
              <mrow>
                <mo fence="true" form="prefix" stretchy="false">(</mo>
                <mrow>
                  <mrow>
                    <mn>2</mn>
                    <mrow>
                      <mi>n</mi>
                      <mo stretchy="false">+</mo>
                      <mn>1</mn>
                    </mrow>
                  </mrow>
                </mrow>
                <mo fence="true" form="postfix" stretchy="false">)</mo>
              </mrow>
              <mi>!</mi>
            </mrow>
          </mfrac>
        </mrow>
        <mo fence="true" form="postfix" stretchy="true">|</mo>
      </mrow>
      <mo stretchy="false">&lt;</mo>
      <mrow>
        <mn>5</mn>
        <mo stretchy="false">×</mo>
        <msup>
          <mn>10</mn>
          <mrow>
            <mrow>
              <mo stretchy="false">−</mo>
              <mi>b</mi>
            </mrow>
            <mo stretchy="false">−</mo>
            <mn>1</mn>
          </mrow>
        </msup>
      </mrow>
    </mrow>
    <annotation encoding="StarMath 5.0">abs{{x^{2n+1}} over {(2n+1)!}}&lt;5 times 10^{-b-1}</annotation>
  </semantics>
</math>
</file>

<file path=Object 5/content.xml><?xml version="1.0" encoding="utf-8"?>
<math xmlns="http://www.w3.org/1998/Math/MathML" display="block">
  <semantics>
    <mfrac>
      <mrow>
        <mi>a</mi>
        <mo stretchy="false">+</mo>
        <mi>b</mi>
      </mrow>
      <mn>2</mn>
    </mfrac>
    <annotation encoding="StarMath 5.0">frac {a+b} {2} </annotation>
  </semantics>
</math>
</file>

<file path=Object 6/content.xml><?xml version="1.0" encoding="utf-8"?>
<math xmlns="http://www.w3.org/1998/Math/MathML" display="block">
  <semantics>
    <mfrac>
      <mrow>
        <mi>a</mi>
        <mo stretchy="false">−</mo>
        <mi>b</mi>
      </mrow>
      <mrow>
        <mi>a</mi>
        <mo stretchy="false">+</mo>
        <mi>b</mi>
      </mrow>
    </mfrac>
    <annotation encoding="StarMath 5.0">frac {a-b} {a+b} </annotation>
  </semantics>
</math>
</file>

<file path=Object 7/content.xml><?xml version="1.0" encoding="utf-8"?>
<math xmlns="http://www.w3.org/1998/Math/MathML" display="block">
  <semantics>
    <mfrac>
      <mrow>
        <mi>a</mi>
        <mo stretchy="false">−</mo>
        <mi>b</mi>
      </mrow>
      <mrow>
        <mi>a</mi>
        <mo stretchy="false">+</mo>
        <mi>b</mi>
      </mrow>
    </mfrac>
    <annotation encoding="StarMath 5.0">frac {a-b} {a+b} </annotation>
  </semantics>
</math>
</file>

<file path=Object 8/content.xml><?xml version="1.0" encoding="utf-8"?>
<math xmlns="http://www.w3.org/1998/Math/MathML" display="block">
  <semantics>
    <mrow>
      <mrow>
        <msub>
          <mi>y</mi>
          <mi>n</mi>
        </msub>
        <mo stretchy="false">=</mo>
        <mrow>
          <munderover>
            <mo stretchy="false">∫</mo>
            <mn>0</mn>
            <mn>1</mn>
          </munderover>
          <msup>
            <mi>x</mi>
            <mi>n</mi>
          </msup>
        </mrow>
      </mrow>
      <msup>
        <mi>e</mi>
        <mi>x</mi>
      </msup>
      <mi mathvariant="italic">dx</mi>
    </mrow>
    <annotation encoding="StarMath 5.0">y_{n}= int from{0} to{1} x^{ n }e^{x}dx </annotation>
  </semantics>
</math>
</file>

<file path=Object 9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i>e</mi>
          <mo stretchy="false">−</mo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row>
      </mrow>
      <msub>
        <mi>y</mi>
        <mi>n</mi>
      </msub>
    </mrow>
    <annotation encoding="StarMath 5.0">y_{n+1}= e-( n+1 )y_{ n }</annotation>
  </semantics>
</math>
</file>